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EC000000D1E9888AE09A82831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TheSans 3-Light" svg:font-family="'TheSans 3-Light', 'Courier New'" style:font-pitch="variable"/>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7cm" style:page-number="auto" table:align="margins" style:writing-mode="lr-tb"/>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style:line-height-at-least="0.423cm" fo:text-align="start" style:justify-single-word="false"/>
      <style:text-properties style:font-name="ArialMT" fo:font-size="10pt" style:font-size-asian="10pt" style:font-name-complex="Arial"/>
    </style:style>
    <style:style style:name="P2" style:family="paragraph" style:parent-style-name="Standard">
      <style:paragraph-properties style:line-height-at-least="0.423cm" fo:text-align="center" style:justify-single-word="false"/>
      <style:text-properties style:font-name="Arial" fo:font-size="22pt" officeooo:rsid="009c9510" style:font-size-asian="22pt"/>
    </style:style>
    <style:style style:name="P3" style:family="paragraph" style:parent-style-name="Standard">
      <style:paragraph-properties style:line-height-at-least="0.423cm" fo:text-align="center" style:justify-single-word="false"/>
      <style:text-properties style:font-name="Arial" fo:font-size="10pt" officeooo:rsid="0056a53b" officeooo:paragraph-rsid="005cc646" style:font-size-asian="10pt" style:font-name-complex="Arial"/>
    </style:style>
    <style:style style:name="P4" style:family="paragraph" style:parent-style-name="Standard">
      <style:paragraph-properties style:line-height-at-least="0.423cm" fo:text-align="justify" style:justify-single-word="false"/>
      <style:text-properties style:font-name="Arial-BoldMT" fo:font-size="10pt" fo:font-weight="bold" officeooo:rsid="00aac09e" style:font-size-asian="10pt" style:font-weight-asian="bold"/>
    </style:style>
    <style:style style:name="P5" style:family="paragraph" style:parent-style-name="Standard">
      <style:paragraph-properties style:line-height-at-least="0.423cm" fo:text-align="start" style:justify-single-word="false"/>
      <style:text-properties style:font-name="Arial-BoldMT" fo:font-size="10pt" officeooo:rsid="00aac09e" style:font-size-asian="10pt"/>
    </style:style>
    <style:style style:name="P6" style:family="paragraph" style:parent-style-name="Standard">
      <style:paragraph-properties style:line-height-at-least="0.423cm" fo:text-align="center" style:justify-single-word="false"/>
      <style:text-properties style:font-name="Arial-BoldMT" fo:font-size="10pt" officeooo:rsid="00aac09e" style:font-size-asian="10pt"/>
    </style:style>
    <style:style style:name="P7" style:family="paragraph" style:parent-style-name="Standard">
      <style:paragraph-properties fo:text-align="justify" style:justify-single-word="false"/>
      <style:text-properties fo:color="#000000" style:font-name="Arial" fo:font-size="10pt" fo:language="fr" fo:country="FR" fo:font-weight="bold" officeooo:rsid="001d7f7e" officeooo:paragraph-rsid="0086dd8b" style:font-name-asian="Times New Roman" style:font-size-asian="10pt" style:font-weight-asian="bold" style:font-name-complex="Verdana" style:font-size-complex="10pt" style:language-complex="ar" style:country-complex="SA" style:font-weight-complex="bold"/>
    </style:style>
    <style:style style:name="P8" style:family="paragraph" style:parent-style-name="Standard">
      <style:paragraph-properties fo:margin-left="0cm" fo:margin-right="-0.004cm" fo:text-align="justify" style:justify-single-word="false" fo:text-indent="0cm" style:auto-text-indent="false"/>
      <style:text-properties style:font-name="Arial" fo:font-size="10pt" officeooo:rsid="009c9510" officeooo:paragraph-rsid="009c9510" fo:background-color="transparent" style:font-size-asian="10pt"/>
    </style:style>
    <style:style style:name="P9" style:family="paragraph" style:parent-style-name="Standard">
      <style:paragraph-properties fo:margin-left="0cm" fo:margin-right="-0.004cm" fo:text-align="justify" style:justify-single-word="false" fo:text-indent="0cm" style:auto-text-indent="false"/>
      <style:text-properties style:font-name="Arial" fo:font-size="10pt" officeooo:rsid="009c9510" officeooo:paragraph-rsid="009d5bae" fo:background-color="transparent" style:font-size-asian="10pt"/>
    </style:style>
    <style:style style:name="P10" style:family="paragraph" style:parent-style-name="Standard">
      <style:paragraph-properties fo:text-align="start" style:justify-single-word="false"/>
      <style:text-properties style:font-name="ArialMT" fo:font-size="10pt" fo:font-weight="normal" officeooo:rsid="001ea2ad" officeooo:paragraph-rsid="00a6b6dd" style:font-size-asian="10pt" style:font-weight-asian="normal" style:font-weight-complex="normal"/>
    </style:style>
    <style:style style:name="P11" style:family="paragraph" style:parent-style-name="Standard">
      <style:paragraph-properties fo:text-align="justify" style:justify-single-word="false"/>
      <style:text-properties style:use-window-font-color="true" style:font-name="Arial" fo:font-weight="normal" officeooo:paragraph-rsid="0086dd8b" style:font-weight-asian="normal" style:font-weight-complex="normal"/>
    </style:style>
    <style:style style:name="P12" style:family="paragraph" style:parent-style-name="Standard">
      <style:paragraph-properties fo:text-align="start" style:justify-single-word="false"/>
      <style:text-properties style:use-window-font-color="true" style:font-name="ArialMT" fo:font-size="14pt" fo:language="fr" fo:country="FR" fo:font-weight="bold" officeooo:rsid="001ea2ad" officeooo:paragraph-rsid="001f82c2" style:font-name-asian="Times New Roman" style:font-size-asian="14pt" style:font-weight-asian="bold" style:font-name-complex="Times New Roman" style:font-size-complex="14pt" style:language-complex="ar" style:country-complex="SA" style:font-weight-complex="bold"/>
    </style:style>
    <style:style style:name="P13" style:family="paragraph" style:parent-style-name="filtre">
      <style:paragraph-properties fo:margin-left="0cm" fo:margin-right="-0.004cm" fo:margin-top="0cm" fo:margin-bottom="0cm" loext:contextual-spacing="false" fo:text-align="justify" style:justify-single-word="false" fo:text-indent="0cm" style:auto-text-indent="false"/>
      <style:text-properties style:font-name="Arial" officeooo:paragraph-rsid="00a388d0"/>
    </style:style>
    <style:style style:name="P14" style:family="paragraph" style:parent-style-name="filtre">
      <style:paragraph-properties fo:margin-left="0cm" fo:margin-right="-0.004cm" fo:margin-top="0cm" fo:margin-bottom="0cm" loext:contextual-spacing="false" fo:text-align="justify" style:justify-single-word="false" fo:text-indent="0cm" style:auto-text-indent="false"/>
      <style:text-properties style:font-name="Arial" fo:font-size="10pt" officeooo:rsid="00a388d0" officeooo:paragraph-rsid="00a388d0" style:font-size-asian="10pt" style:font-name-complex="Verdana" style:font-size-complex="10pt"/>
    </style:style>
    <style:style style:name="P15" style:family="paragraph" style:parent-style-name="Standard">
      <style:paragraph-properties fo:text-align="justify" style:justify-single-word="false">
        <style:tab-stops/>
      </style:paragraph-properties>
      <style:text-properties style:text-line-through-style="solid" style:text-line-through-type="single" style:font-name="Arial" fo:font-size="10pt" fo:font-weight="normal" officeooo:rsid="005b1c76" officeooo:paragraph-rsid="00854806" fo:background-color="transparent" style:font-size-asian="10pt" style:font-weight-asian="normal" style:font-name-complex="Arial" style:font-size-complex="10pt" style:font-weight-complex="normal"/>
    </style:style>
    <style:style style:name="P16" style:family="paragraph" style:parent-style-name="Standard">
      <style:paragraph-properties fo:text-align="start" style:justify-single-word="false">
        <style:tab-stops/>
      </style:paragraph-properties>
      <style:text-properties style:text-line-through-style="solid" style:text-line-through-type="single" style:font-name="ArialMT" fo:font-size="10pt" officeooo:rsid="0024d3b0" officeooo:paragraph-rsid="00854806" fo:background-color="transparent" style:font-size-asian="10pt" style:font-name-complex="Arial" style:font-size-complex="10pt"/>
    </style:style>
    <style:style style:name="P17" style:family="paragraph" style:parent-style-name="Standard">
      <style:paragraph-properties fo:text-align="start" style:justify-single-word="false"/>
      <style:text-properties style:text-line-through-style="solid" style:text-line-through-type="single" style:font-name="ArialMT" fo:font-size="10pt" officeooo:rsid="0024d3b0" style:font-size-asian="10pt" style:font-name-complex="Arial" style:font-size-complex="10pt"/>
    </style:style>
    <style:style style:name="P18" style:family="paragraph" style:parent-style-name="Standard">
      <style:paragraph-properties fo:text-align="start" style:justify-single-word="false"/>
      <style:text-properties style:font-name="ArialMT" fo:font-size="10pt" officeooo:rsid="0024d3b0" style:font-size-asian="10pt" style:font-name-complex="Arial" style:font-size-complex="10pt"/>
    </style:style>
    <style:style style:name="P19" style:family="paragraph" style:parent-style-name="Standard">
      <style:paragraph-properties fo:text-align="justify" style:justify-single-word="false">
        <style:tab-stops/>
      </style:paragraph-properties>
      <style:text-properties style:font-name="Arial" fo:font-size="10pt" officeooo:rsid="0024d3b0" officeooo:paragraph-rsid="00854806" style:font-size-asian="8.75pt" style:font-name-complex="Arial" style:font-size-complex="10pt"/>
    </style:style>
    <style:style style:name="P20" style:family="paragraph" style:parent-style-name="Header">
      <style:text-properties style:font-name="Tahoma" fo:font-size="10pt" style:font-size-asian="10pt" style:font-name-complex="Tahoma"/>
    </style:style>
    <style:style style:name="P21" style:family="paragraph" style:parent-style-name="Header">
      <style:paragraph-properties fo:text-align="end" style:justify-single-word="false"/>
      <style:text-properties style:font-name="Arial" fo:font-size="9pt" style:font-size-asian="9pt" style:font-name-complex="Arial" style:font-size-complex="9pt"/>
    </style:style>
    <style:style style:name="P22" style:family="paragraph" style:parent-style-name="Header">
      <style:paragraph-properties fo:text-align="end" style:justify-single-word="false" style:snap-to-layout-grid="false"/>
      <style:text-properties style:font-name="Arial" fo:font-size="9pt" style:font-size-asian="9pt" style:font-name-complex="Arial" style:font-size-complex="9pt"/>
    </style:style>
    <style:style style:name="P23" style:family="paragraph" style:parent-style-name="Header">
      <style:paragraph-properties fo:margin-left="-2cm" fo:margin-right="0cm" fo:text-indent="0cm" style:auto-text-indent="false"/>
      <style:text-properties style:font-name="Tahoma" fo:font-size="10pt" style:font-size-asian="10pt" style:font-name-complex="Tahoma"/>
    </style:style>
    <style:style style:name="P24" style:family="paragraph" style:parent-style-name="Standard">
      <style:paragraph-properties fo:margin-left="0cm" fo:margin-right="-0.004cm" fo:text-align="justify" style:justify-single-word="false" fo:text-indent="0cm" style:auto-text-indent="false"/>
      <style:text-properties style:font-name="Arial" fo:font-size="10pt" officeooo:rsid="009c9510" officeooo:paragraph-rsid="009d5bae" fo:background-color="transparent" style:font-size-asian="10pt"/>
    </style:style>
    <style:style style:name="P25" style:family="paragraph" style:parent-style-name="Standard">
      <style:paragraph-properties fo:margin-left="0cm" fo:margin-right="-0.004cm" fo:text-align="justify" style:justify-single-word="false" fo:text-indent="0cm" style:auto-text-indent="false"/>
      <style:text-properties style:font-name="Arial" fo:font-size="10pt" fo:language="fr" fo:country="FR" officeooo:rsid="008b9019" officeooo:paragraph-rsid="0086dd8b" fo:background-color="transparent" style:font-size-asian="10pt" style:language-asian="fr" style:country-asian="FR" style:font-name-complex="Verdana" style:font-size-complex="10pt"/>
    </style:style>
    <style:style style:name="P26" style:family="paragraph" style:parent-style-name="Standard">
      <style:paragraph-properties fo:margin-left="0cm" fo:margin-right="-0.004cm" fo:text-align="justify" style:justify-single-word="false" fo:text-indent="0cm" style:auto-text-indent="false"/>
      <style:text-properties style:font-name="Arial" fo:font-size="10pt" fo:language="fr" fo:country="FR" officeooo:rsid="009c9510" officeooo:paragraph-rsid="009c9510" fo:background-color="transparent" style:font-size-asian="10pt" style:language-asian="fr" style:country-asian="FR" style:font-name-complex="Verdana" style:font-size-complex="10pt"/>
    </style:style>
    <style:style style:name="P27" style:family="paragraph" style:parent-style-name="Standard">
      <style:paragraph-properties fo:margin-left="0cm" fo:margin-right="-0.004cm" fo:text-align="justify" style:justify-single-word="false" fo:text-indent="0cm" style:auto-text-indent="false"/>
      <style:text-properties style:font-name="Arial" fo:font-size="10pt" fo:language="fr" fo:country="FR" officeooo:rsid="009d5bae" officeooo:paragraph-rsid="009d5bae" fo:background-color="transparent" style:font-size-asian="10pt" style:language-asian="fr" style:country-asian="FR" style:font-name-complex="Verdana" style:font-size-complex="10pt"/>
    </style:style>
    <style:style style:name="P28" style:family="paragraph" style:parent-style-name="Standard">
      <style:paragraph-properties fo:margin-left="0cm" fo:margin-right="-0.004cm" fo:text-align="justify" style:justify-single-word="false" fo:text-indent="0cm" style:auto-text-indent="false">
        <style:tab-stops>
          <style:tab-stop style:position="3.175cm"/>
        </style:tab-stops>
      </style:paragraph-properties>
      <style:text-properties style:font-name="Arial" fo:font-size="10pt" officeooo:rsid="00a388d0" officeooo:paragraph-rsid="00a388d0" style:font-size-asian="10pt" style:font-name-complex="Verdana" style:font-size-complex="10pt" style:font-style-complex="italic"/>
    </style:style>
    <style:style style:name="P29" style:family="paragraph" style:parent-style-name="filtre">
      <style:paragraph-properties fo:margin-left="0cm" fo:margin-right="-0.004cm" fo:margin-top="0cm" fo:margin-bottom="0cm" loext:contextual-spacing="false" fo:text-align="justify" style:justify-single-word="false" fo:text-indent="0cm" style:auto-text-indent="false"/>
      <style:text-properties style:font-name="Arial" officeooo:paragraph-rsid="00a388d0"/>
    </style:style>
    <style:style style:name="P30" style:family="paragraph" style:parent-style-name="Standard">
      <style:paragraph-properties fo:text-align="justify" style:justify-single-word="false"/>
      <style:text-properties style:font-name="Arial" officeooo:paragraph-rsid="00a388d0"/>
    </style:style>
    <style:style style:name="P31" style:family="paragraph" style:parent-style-name="Standard">
      <style:paragraph-properties fo:text-align="justify" style:justify-single-word="false"/>
      <style:text-properties style:font-name="Arial" fo:font-size="10pt" officeooo:rsid="009c9510" officeooo:paragraph-rsid="00a0d98e" style:font-size-asian="10pt" style:font-name-complex="Verdana" style:font-size-complex="10pt"/>
    </style:style>
    <style:style style:name="P32" style:family="paragraph" style:parent-style-name="Standard">
      <style:paragraph-properties fo:text-align="start" style:justify-single-word="false"/>
      <style:text-properties style:font-name="ArialMT" fo:font-size="10pt" style:font-size-asian="10pt"/>
    </style:style>
    <style:style style:name="P33" style:family="paragraph" style:parent-style-name="Standard">
      <style:paragraph-properties style:line-height-at-least="0.423cm" fo:text-align="start" style:justify-single-word="false"/>
      <style:text-properties style:font-name="ArialMT" fo:font-size="10pt" style:font-size-asian="10pt" style:font-name-complex="Arial"/>
    </style:style>
    <style:style style:name="P34" style:family="paragraph" style:parent-style-name="Standard">
      <style:paragraph-properties fo:text-align="start" style:justify-single-word="false"/>
      <style:text-properties style:font-name="ArialMT" fo:font-size="10pt" fo:font-weight="bold" officeooo:rsid="001ea2ad" officeooo:paragraph-rsid="001ea2ad" style:font-size-asian="10pt" style:font-weight-asian="bold" style:font-weight-complex="bold"/>
    </style:style>
    <style:style style:name="P35" style:family="paragraph" style:parent-style-name="Standard">
      <style:paragraph-properties style:line-height-at-least="0.423cm" fo:text-align="justify" style:justify-single-word="false"/>
      <style:text-properties style:font-name="Arial-BoldMT" fo:font-size="10pt" fo:font-weight="normal" officeooo:rsid="001ea2ad" style:font-size-asian="10pt" style:font-weight-asian="normal" style:font-name-complex="Arial" style:font-weight-complex="normal"/>
    </style:style>
    <style:style style:name="P36" style:family="paragraph" style:parent-style-name="Standard">
      <style:paragraph-properties fo:text-align="justify" style:justify-single-word="false"/>
      <style:text-properties style:text-line-through-style="none" style:text-line-through-type="none" style:font-name="Arial" fo:font-size="10pt" fo:font-weight="bold" officeooo:paragraph-rsid="0086dd8b" fo:background-color="transparent" style:font-size-asian="10pt" style:font-weight-asian="bold" style:font-name-complex="Arial" style:font-size-complex="10pt"/>
    </style:style>
    <style:style style:name="P37" style:family="paragraph" style:parent-style-name="Standard">
      <style:paragraph-properties style:line-height-at-least="0.423cm" fo:text-align="justify" style:justify-single-word="false"/>
      <style:text-properties style:text-line-through-style="none" style:text-line-through-type="none" style:font-name="Arial-BoldMT" fo:font-size="10pt" fo:font-weight="bold" officeooo:rsid="00a0d98e" officeooo:paragraph-rsid="00a0d98e" fo:background-color="transparent" style:font-size-asian="10pt" style:font-weight-asian="bold" style:font-name-complex="Arial" style:font-size-complex="10pt" style:font-weight-complex="bold"/>
    </style:style>
    <style:style style:name="P38" style:family="paragraph" style:parent-style-name="Standard">
      <style:paragraph-properties fo:text-align="justify" style:justify-single-word="false"/>
      <style:text-properties fo:color="#000000" style:font-name="Arial" fo:font-size="10pt" officeooo:paragraph-rsid="0092fdbe" style:font-size-asian="10pt" style:font-size-complex="10pt"/>
    </style:style>
    <style:style style:name="P39" style:family="paragraph" style:parent-style-name="Standard">
      <style:paragraph-properties style:line-height-at-least="0.423cm" style:shadow="none"/>
      <style:text-properties style:font-name="ArialMT" fo:font-size="10pt" fo:font-style="italic" fo:font-weight="normal" officeooo:rsid="001ea2ad" style:font-size-asian="10pt" style:font-style-asian="italic" style:font-weight-asian="normal" style:font-name-complex="Arial" style:font-style-complex="italic" style:font-weight-complex="normal"/>
    </style:style>
    <style:style style:name="P40" style:family="paragraph" style:parent-style-name="Standard">
      <style:paragraph-properties fo:margin-left="0cm" fo:margin-right="-0.004cm" fo:text-align="justify" style:justify-single-word="false" fo:text-indent="0cm" style:auto-text-indent="false"/>
      <style:text-properties style:font-name="Arial" fo:font-size="10pt" fo:language="fr" fo:country="FR" officeooo:rsid="009d5bae" officeooo:paragraph-rsid="009d5bae" fo:background-color="transparent" style:font-size-asian="10pt" style:language-asian="fr" style:country-asian="FR" style:font-name-complex="Verdana" style:font-size-complex="10pt"/>
    </style:style>
    <style:style style:name="P41" style:family="paragraph" style:parent-style-name="Standard">
      <style:paragraph-properties fo:margin-left="0cm" fo:margin-right="-0.004cm" fo:text-align="justify" style:justify-single-word="false" fo:text-indent="0cm" style:auto-text-indent="false"/>
      <style:text-properties style:font-name="Arial" fo:font-size="10pt" fo:language="fr" fo:country="FR" officeooo:rsid="00a49003" officeooo:paragraph-rsid="00a5c030" fo:background-color="transparent" style:font-size-asian="10pt" style:language-asian="fr" style:country-asian="FR" style:font-name-complex="Verdana" style:font-size-complex="10pt"/>
    </style:style>
    <style:style style:name="P42" style:family="paragraph" style:parent-style-name="Standard">
      <style:paragraph-properties fo:margin-left="0cm" fo:margin-right="-0.004cm" fo:text-align="justify" style:justify-single-word="false" fo:text-indent="0cm" style:auto-text-indent="false"/>
      <style:text-properties style:font-name="Arial" fo:font-size="10pt" fo:language="fr" fo:country="FR" officeooo:rsid="00a5c030" officeooo:paragraph-rsid="00a5c030" fo:background-color="transparent" style:font-size-asian="10pt" style:language-asian="fr" style:country-asian="FR" style:font-name-complex="Verdana" style:font-size-complex="10pt"/>
    </style:style>
    <style:style style:name="P43" style:family="paragraph" style:parent-style-name="Standard">
      <style:paragraph-properties fo:margin-left="0cm" fo:margin-right="-0.004cm" fo:text-align="justify" style:justify-single-word="false" fo:text-indent="0cm" style:auto-text-indent="false">
        <style:tab-stops>
          <style:tab-stop style:position="3.175cm"/>
        </style:tab-stops>
      </style:paragraph-properties>
      <style:text-properties style:font-name="Arial" fo:font-size="10pt" officeooo:rsid="00a388d0" officeooo:paragraph-rsid="00a6b6dd" style:font-size-asian="10pt" style:font-name-complex="Verdana" style:font-size-complex="10pt" style:font-style-complex="italic"/>
    </style:style>
    <style:style style:name="P44" style:family="paragraph" style:parent-style-name="Standard">
      <style:paragraph-properties fo:margin-left="0cm" fo:margin-right="-0.004cm" fo:text-align="justify" style:justify-single-word="false" fo:text-indent="0cm" style:auto-text-indent="false">
        <style:tab-stops>
          <style:tab-stop style:position="3.175cm"/>
        </style:tab-stops>
      </style:paragraph-properties>
      <style:text-properties style:font-name="Arial" fo:font-size="10pt" officeooo:rsid="00a388d0" officeooo:paragraph-rsid="00a6b6dd" style:font-size-asian="10pt" style:font-name-complex="Verdana" style:font-size-complex="10pt"/>
    </style:style>
    <style:style style:name="P45" style:family="paragraph" style:parent-style-name="Standard">
      <style:paragraph-properties fo:margin-left="0cm" fo:margin-right="-0.004cm" fo:text-align="justify" style:justify-single-word="false" fo:text-indent="0cm" style:auto-text-indent="false"/>
      <style:text-properties style:font-name="Arial" fo:font-size="10pt" officeooo:rsid="009c9510" officeooo:paragraph-rsid="009c9510" fo:background-color="transparent" style:font-size-asian="10pt"/>
    </style:style>
    <style:style style:name="P46" style:family="paragraph" style:parent-style-name="Standard">
      <style:paragraph-properties fo:margin-left="0cm" fo:margin-right="-0.004cm" fo:text-align="justify" style:justify-single-word="false" fo:text-indent="0cm" style:auto-text-indent="false"/>
      <style:text-properties style:font-name="Arial" fo:font-size="10pt" officeooo:rsid="009c9510" officeooo:paragraph-rsid="00a49003" fo:background-color="transparent" style:font-size-asian="10pt"/>
    </style:style>
    <style:style style:name="P47" style:family="paragraph" style:parent-style-name="Standard">
      <style:paragraph-properties fo:margin-left="0cm" fo:margin-right="-0.004cm" fo:text-align="justify" style:justify-single-word="false" fo:text-indent="0cm" style:auto-text-indent="false"/>
      <style:text-properties style:font-name="Arial" fo:font-size="10pt" officeooo:rsid="009c9510" officeooo:paragraph-rsid="009d5bae" fo:background-color="transparent" style:font-size-asian="10pt"/>
    </style:style>
    <style:style style:name="P48" style:family="paragraph" style:parent-style-name="Standard">
      <style:paragraph-properties fo:margin-left="0cm" fo:margin-right="-0.004cm" fo:text-align="justify" style:justify-single-word="false" fo:text-indent="0cm" style:auto-text-indent="false"/>
      <style:text-properties style:font-name="ArialMT" fo:font-size="10pt" officeooo:paragraph-rsid="0086dd8b" style:font-size-asian="10pt"/>
    </style:style>
    <style:style style:name="P49" style:family="paragraph" style:parent-style-name="Standard">
      <style:paragraph-properties fo:text-align="justify" style:justify-single-word="false"/>
      <style:text-properties style:font-name="Arial" fo:font-size="10pt" officeooo:paragraph-rsid="0086dd8b" style:font-size-asian="10pt"/>
    </style:style>
    <style:style style:name="P50" style:family="paragraph" style:parent-style-name="Standard">
      <style:paragraph-properties style:line-height-at-least="0.423cm" fo:text-align="center" style:justify-single-word="false"/>
      <style:text-properties style:font-name="Arial" fo:font-size="10pt" officeooo:rsid="0056a53b" officeooo:paragraph-rsid="005cc646" style:font-size-asian="10pt" style:font-name-complex="Arial"/>
    </style:style>
    <style:style style:name="P51" style:family="paragraph" style:parent-style-name="Standard">
      <style:paragraph-properties fo:text-align="justify" style:justify-single-word="false"/>
      <style:text-properties style:font-name="Arial" fo:font-size="10pt" fo:language="fr" fo:country="FR" officeooo:rsid="001efcdd" officeooo:paragraph-rsid="00a0d98e" style:font-size-asian="10pt" style:font-name-complex="Verdana" style:font-size-complex="10pt"/>
    </style:style>
    <style:style style:name="P52" style:family="paragraph" style:parent-style-name="Standard">
      <style:paragraph-properties fo:text-align="start" style:justify-single-word="false"/>
      <style:text-properties style:font-name="Arial" fo:font-size="10pt" officeooo:rsid="003e86d6" officeooo:paragraph-rsid="003e86d6" fo:background-color="transparent" style:font-size-asian="10pt" style:font-size-complex="10pt"/>
    </style:style>
    <style:style style:name="P53" style:family="paragraph" style:parent-style-name="Standard">
      <style:paragraph-properties fo:text-align="justify" style:justify-single-word="false">
        <style:tab-stops/>
      </style:paragraph-properties>
      <style:text-properties style:font-name="Arial" fo:font-size="10pt" officeooo:rsid="0024d3b0" officeooo:paragraph-rsid="00854806" style:font-size-asian="8.75pt" style:font-name-complex="Arial" style:font-size-complex="10pt"/>
    </style:style>
    <style:style style:name="P54" style:family="paragraph" style:parent-style-name="Standard">
      <style:paragraph-properties style:line-height-at-least="0.423cm" fo:text-align="center" style:justify-single-word="false"/>
      <style:text-properties style:font-name="Arial" fo:font-size="22pt" officeooo:rsid="009c9510" style:font-size-asian="22pt"/>
    </style:style>
    <style:style style:name="P55" style:family="paragraph" style:parent-style-name="Standard">
      <style:paragraph-properties fo:text-align="start" style:justify-single-word="false"/>
      <style:text-properties style:use-window-font-color="true" style:font-name="ArialMT" fo:font-size="14pt" fo:language="fr" fo:country="FR" fo:font-weight="bold" officeooo:rsid="001ea2ad" officeooo:paragraph-rsid="001f82c2" style:font-name-asian="Times New Roman" style:font-size-asian="14pt" style:font-weight-asian="bold" style:font-name-complex="Times New Roman" style:font-size-complex="14pt" style:language-complex="ar" style:country-complex="SA" style:font-weight-complex="bold"/>
    </style:style>
    <style:style style:name="P56" style:family="paragraph" style:parent-style-name="Standard" style:list-style-name="L2">
      <style:paragraph-properties fo:text-align="start" style:justify-single-word="false"/>
      <style:text-properties style:use-window-font-color="true" style:font-name="ArialMT" fo:font-size="10pt" fo:font-weight="normal" officeooo:rsid="009d5bae" officeooo:paragraph-rsid="001ea2ad" style:font-size-asian="10pt" style:font-weight-asian="normal" style:font-weight-complex="normal"/>
    </style:style>
    <style:style style:name="P57" style:family="paragraph" style:parent-style-name="Standard" style:list-style-name="L2">
      <style:paragraph-properties fo:text-align="justify" style:justify-single-word="false"/>
      <style:text-properties style:use-window-font-color="true" style:font-name="Arial" fo:font-weight="normal" officeooo:paragraph-rsid="0086dd8b" style:font-weight-asian="normal" style:font-weight-complex="normal"/>
    </style:style>
    <style:style style:name="P58" style:family="paragraph" style:parent-style-name="Standard">
      <style:paragraph-properties fo:text-align="justify" style:justify-single-word="false"/>
      <style:text-properties style:use-window-font-color="true" style:font-name="Arial" fo:font-weight="normal" officeooo:paragraph-rsid="0086dd8b" style:font-weight-asian="normal" style:font-weight-complex="normal"/>
    </style:style>
    <style:style style:name="P59" style:family="paragraph" style:parent-style-name="Standard" style:list-style-name="L2">
      <style:paragraph-properties fo:text-align="justify" style:justify-single-word="false"/>
      <style:text-properties style:use-window-font-color="true" style:font-name="Arial" fo:font-weight="normal" officeooo:rsid="00a6b6dd" officeooo:paragraph-rsid="00a6b6dd" style:font-weight-asian="normal" style:font-weight-complex="normal"/>
    </style:style>
    <style:style style:name="P60" style:family="paragraph" style:parent-style-name="Standard">
      <style:paragraph-properties fo:text-align="start" style:justify-single-word="false"/>
      <style:text-properties style:use-window-font-color="true" style:text-line-through-style="none" style:text-line-through-type="none" style:font-name="ArialMT" fo:font-size="14pt" fo:language="fr" fo:country="FR" fo:font-weight="bold" officeooo:rsid="00a3889e" officeooo:paragraph-rsid="00ac5957" style:font-name-asian="Times New Roman" style:font-size-asian="14pt" style:font-weight-asian="bold" style:font-name-complex="Times New Roman" style:font-size-complex="14pt" style:language-complex="ar" style:country-complex="SA" style:font-weight-complex="bold"/>
    </style:style>
    <style:style style:name="P61" style:family="paragraph" style:parent-style-name="Standard">
      <style:paragraph-properties fo:text-align="start" style:justify-single-word="false"/>
      <style:text-properties style:use-window-font-color="true" style:text-line-through-style="none" style:text-line-through-type="none" style:font-name="ArialMT" fo:font-size="14pt" fo:language="fr" fo:country="FR" fo:font-weight="normal" officeooo:rsid="00a3889e" officeooo:paragraph-rsid="00ac5957" style:font-name-asian="Times New Roman" style:font-size-asian="14pt" style:font-weight-asian="normal" style:font-name-complex="Times New Roman" style:font-size-complex="14pt" style:language-complex="ar" style:country-complex="SA" style:font-weight-complex="normal"/>
    </style:style>
    <style:style style:name="P62" style:family="paragraph" style:parent-style-name="Standard">
      <style:paragraph-properties fo:text-align="start" style:justify-single-word="false"/>
      <style:text-properties style:use-window-font-color="true" style:text-line-through-style="none" style:text-line-through-type="none" style:font-name="Arial" fo:font-size="10pt" fo:language="fr" fo:country="FR" fo:font-weight="normal" officeooo:rsid="00a388d0" officeooo:paragraph-rsid="00ac5957" style:font-name-asian="Times New Roman" style:font-size-asian="10pt" style:font-weight-asian="normal" style:font-name-complex="Verdana" style:font-size-complex="10pt" style:language-complex="ar" style:country-complex="SA" style:font-weight-complex="normal"/>
    </style:style>
    <style:style style:name="P63" style:family="paragraph" style:parent-style-name="Standard" style:list-style-name="L2">
      <style:paragraph-properties fo:text-align="start" style:justify-single-word="false"/>
      <style:text-properties style:font-name="ArialMT" fo:font-size="10pt" fo:font-weight="normal" officeooo:rsid="001ea2ad" officeooo:paragraph-rsid="00a6b6dd" style:font-size-asian="10pt" style:font-weight-asian="normal" style:font-weight-complex="normal"/>
    </style:style>
    <style:style style:name="P64" style:family="paragraph" style:parent-style-name="Standard">
      <style:paragraph-properties fo:text-align="start" style:justify-single-word="false"/>
      <style:text-properties style:font-name="ArialMT" fo:font-size="10pt" fo:font-weight="normal" officeooo:rsid="001ea2ad" officeooo:paragraph-rsid="00a6b6dd" style:font-size-asian="10pt" style:font-weight-asian="normal" style:font-weight-complex="normal"/>
    </style:style>
    <style:style style:name="P65" style:family="paragraph" style:parent-style-name="Standard">
      <style:paragraph-properties style:line-height-at-least="0.423cm" fo:text-align="start" style:justify-single-word="false"/>
      <style:text-properties style:font-name="ArialMT" fo:font-size="10pt" style:font-size-asian="10pt" style:font-name-complex="Arial"/>
    </style:style>
    <style:style style:name="P66" style:family="paragraph" style:parent-style-name="Standard">
      <style:paragraph-properties fo:text-align="start" style:justify-single-word="false"/>
      <style:text-properties style:font-name="ArialMT" fo:font-size="10pt" officeooo:rsid="0024d3b0" style:font-size-asian="10pt" style:font-name-complex="Arial" style:font-size-complex="10pt"/>
    </style:style>
    <style:style style:name="P67" style:family="paragraph" style:parent-style-name="Standard">
      <style:paragraph-properties fo:text-align="justify" style:justify-single-word="false">
        <style:tab-stops/>
      </style:paragraph-properties>
      <style:text-properties style:text-line-through-style="solid" style:text-line-through-type="single" style:font-name="Arial" fo:font-size="10pt" fo:font-weight="normal" officeooo:rsid="005b1c76" officeooo:paragraph-rsid="00854806" fo:background-color="transparent" style:font-size-asian="10pt" style:font-weight-asian="normal" style:font-name-complex="Arial" style:font-size-complex="10pt" style:font-weight-complex="normal"/>
    </style:style>
    <style:style style:name="P68" style:family="paragraph" style:parent-style-name="Standard">
      <style:paragraph-properties fo:text-align="start" style:justify-single-word="false"/>
      <style:text-properties style:text-line-through-style="solid" style:text-line-through-type="single" style:font-name="ArialMT" fo:font-size="10pt" officeooo:rsid="0024d3b0" style:font-size-asian="10pt" style:font-name-complex="Arial" style:font-size-complex="10pt"/>
    </style:style>
    <style:style style:name="P69" style:family="paragraph" style:parent-style-name="Standard">
      <style:paragraph-properties fo:text-align="start" style:justify-single-word="false">
        <style:tab-stops/>
      </style:paragraph-properties>
      <style:text-properties style:text-line-through-style="solid" style:text-line-through-type="single" style:font-name="ArialMT" fo:font-size="10pt" officeooo:rsid="0024d3b0" officeooo:paragraph-rsid="00854806" fo:background-color="transparent" style:font-size-asian="10pt" style:font-name-complex="Arial" style:font-size-complex="10pt"/>
    </style:style>
    <style:style style:name="P70" style:family="paragraph" style:parent-style-name="Standard">
      <style:paragraph-properties fo:text-align="justify" style:justify-single-word="false"/>
      <style:text-properties style:text-line-through-style="none" style:text-line-through-type="none" style:font-name="Arial" fo:font-size="10pt" fo:font-weight="bold" officeooo:paragraph-rsid="00ac5957" fo:background-color="transparent" style:font-size-asian="10pt" style:font-weight-asian="bold" style:font-name-complex="Arial" style:font-size-complex="10pt"/>
    </style:style>
    <style:style style:name="P71" style:family="paragraph" style:parent-style-name="Standard">
      <style:text-properties style:text-line-through-style="none" style:text-line-through-type="none" style:font-name="Arial" fo:font-size="10pt" officeooo:paragraph-rsid="00ad8c25" style:font-size-asian="10pt" style:font-size-complex="10pt"/>
    </style:style>
    <style:style style:name="P72" style:family="paragraph" style:parent-style-name="Standard">
      <style:paragraph-properties fo:text-align="start" style:justify-single-word="false"/>
      <style:text-properties style:text-line-through-style="none" style:text-line-through-type="none" style:font-name="Arial" fo:font-size="10pt" officeooo:paragraph-rsid="003e86d6" style:font-size-asian="10pt" style:font-size-complex="10pt"/>
    </style:style>
    <style:style style:name="P73" style:family="paragraph" style:parent-style-name="Standard">
      <style:paragraph-properties fo:text-align="center" style:justify-single-word="false"/>
      <style:text-properties style:text-line-through-style="none" style:text-line-through-type="none" style:font-name="Arial" fo:font-size="14pt" fo:font-weight="bold" officeooo:paragraph-rsid="00ac5957" fo:background-color="transparent" style:font-size-asian="14pt" style:font-weight-asian="bold" style:font-name-complex="Arial" style:font-size-complex="14pt"/>
    </style:style>
    <style:style style:name="P74" style:family="paragraph" style:parent-style-name="Standard">
      <style:paragraph-properties fo:text-align="start" style:justify-single-word="false"/>
      <style:text-properties style:text-line-through-style="none" style:text-line-through-type="none"/>
    </style:style>
    <style:style style:name="P75" style:family="paragraph" style:parent-style-name="Standard">
      <style:paragraph-properties fo:text-align="start" style:justify-single-word="false"/>
      <style:text-properties fo:color="#000000" style:font-name="ArialMT" fo:font-size="14pt" fo:language="fr" fo:country="FR" fo:font-weight="normal" officeooo:rsid="00a0d98e" officeooo:paragraph-rsid="00a0d98e" style:font-name-asian="Times New Roman" style:font-size-asian="14pt" style:font-weight-asian="normal" style:font-name-complex="Times New Roman" style:font-size-complex="14pt" style:language-complex="ar" style:country-complex="SA" style:font-weight-complex="normal"/>
    </style:style>
    <style:style style:name="P76" style:family="paragraph" style:parent-style-name="Standard">
      <style:paragraph-properties fo:text-align="start" style:justify-single-word="false"/>
      <style:text-properties fo:color="#000000" style:font-name="ArialMT" fo:font-size="14pt" fo:language="fr" fo:country="FR" fo:font-weight="bold" officeooo:rsid="00a3889e" officeooo:paragraph-rsid="00a0d98e" style:font-name-asian="Times New Roman" style:font-size-asian="14pt" style:font-weight-asian="bold" style:font-name-complex="Times New Roman" style:font-size-complex="14pt" style:language-complex="ar" style:country-complex="SA" style:font-weight-complex="bold"/>
    </style:style>
    <style:style style:name="P77" style:family="paragraph" style:parent-style-name="Standard">
      <style:paragraph-properties fo:text-align="justify" style:justify-single-word="false"/>
      <style:text-properties fo:color="#000000" style:font-name="Arial" fo:font-size="10pt" fo:font-weight="normal" officeooo:paragraph-rsid="00a0d98e" style:font-size-asian="10pt" style:font-weight-asian="normal" style:font-name-complex="Verdana" style:font-weight-complex="normal"/>
    </style:style>
    <style:style style:name="P78" style:family="paragraph" style:parent-style-name="Standard" style:list-style-name="WW8Num3">
      <style:paragraph-properties fo:text-align="justify" style:justify-single-word="false"/>
      <style:text-properties fo:color="#000000" style:font-name="Arial" fo:font-size="10pt" fo:font-weight="normal" officeooo:paragraph-rsid="00a0d98e" style:font-size-asian="10pt" style:font-weight-asian="normal" style:font-name-complex="Verdana" style:font-weight-complex="normal"/>
    </style:style>
    <style:style style:name="P79" style:family="paragraph" style:parent-style-name="Standard">
      <style:paragraph-properties fo:text-align="justify" style:justify-single-word="false"/>
      <style:text-properties fo:color="#000000" style:font-name="Arial" fo:font-size="10pt" fo:language="fr" fo:country="FR" fo:font-weight="bold" officeooo:rsid="001ea2ad" officeooo:paragraph-rsid="00a0d98e" style:font-name-asian="Times New Roman" style:font-size-asian="10pt" style:font-weight-asian="bold" style:font-name-complex="Verdana" style:font-size-complex="14pt" style:language-complex="ar" style:country-complex="SA" style:font-weight-complex="bold"/>
    </style:style>
    <style:style style:name="P80" style:family="paragraph" style:parent-style-name="Standard">
      <style:paragraph-properties fo:text-align="justify" style:justify-single-word="false"/>
      <style:text-properties fo:color="#000000" style:font-name="Arial" fo:font-size="10pt" fo:language="fr" fo:country="FR" fo:font-weight="bold" officeooo:rsid="001d7f7e" officeooo:paragraph-rsid="0086dd8b" style:font-name-asian="Times New Roman" style:font-size-asian="10pt" style:font-weight-asian="bold" style:font-name-complex="Verdana" style:font-size-complex="10pt" style:language-complex="ar" style:country-complex="SA" style:font-weight-complex="bold"/>
    </style:style>
    <style:style style:name="P81" style:family="paragraph" style:parent-style-name="Standard">
      <style:text-properties fo:color="#000000" style:font-name="Arial" fo:font-size="10pt" fo:language="fr" fo:country="FR" officeooo:rsid="001d7f7e" officeooo:paragraph-rsid="00a49003" style:font-name-asian="Times New Roman" style:font-size-asian="10pt" style:font-name-complex="Verdana" style:font-size-complex="10pt" style:language-complex="ar" style:country-complex="SA"/>
    </style:style>
    <style:style style:name="P82" style:family="paragraph" style:parent-style-name="Standard" style:list-style-name="L1">
      <style:text-properties fo:color="#000000" style:font-name="Arial" fo:font-size="10pt" fo:language="fr" fo:country="FR" fo:font-weight="normal" officeooo:rsid="001d7f7e" officeooo:paragraph-rsid="00a0d98e" style:font-name-asian="Times New Roman" style:font-size-asian="10pt" style:font-weight-asian="normal" style:font-name-complex="Verdana" style:font-size-complex="10pt" style:language-complex="ar" style:country-complex="SA" style:font-weight-complex="normal"/>
    </style:style>
    <style:style style:name="P83" style:family="paragraph" style:parent-style-name="Standard" style:list-style-name="L1">
      <style:text-properties fo:color="#000000" style:font-name="Arial" fo:font-size="10pt" officeooo:rsid="001d7f7e" officeooo:paragraph-rsid="00a0d98e" style:font-size-asian="10pt" style:font-name-complex="Verdana" style:font-size-complex="10pt"/>
    </style:style>
    <style:style style:name="P84" style:family="paragraph" style:parent-style-name="Standard">
      <style:paragraph-properties style:line-height-at-least="0.423cm" fo:text-align="start" style:justify-single-word="false"/>
      <style:text-properties style:font-name="Arial-BoldMT" fo:font-size="10pt" officeooo:rsid="00aac09e" style:font-size-asian="10pt"/>
    </style:style>
    <style:style style:name="P85" style:family="paragraph" style:parent-style-name="Standard">
      <style:paragraph-properties style:line-height-at-least="0.423cm" fo:text-align="center" style:justify-single-word="false"/>
      <style:text-properties style:font-name="Arial-BoldMT" fo:font-size="10pt" officeooo:rsid="00aac09e" style:font-size-asian="10pt"/>
    </style:style>
    <style:style style:name="P86" style:family="paragraph" style:parent-style-name="Standard">
      <style:paragraph-properties style:line-height-at-least="0.423cm" fo:text-align="justify" style:justify-single-word="false"/>
      <style:text-properties style:font-name="Arial-BoldMT" fo:font-size="10pt" fo:font-weight="bold" officeooo:rsid="00aac09e" style:font-size-asian="10pt" style:font-weight-asian="bold"/>
    </style:style>
    <style:style style:name="P87" style:family="paragraph" style:parent-style-name="Standard" style:master-page-name="">
      <loext:graphic-properties draw:fill="none"/>
      <style:paragraph-properties fo:margin-left="2cm" fo:margin-right="0cm" fo:orphans="2" fo:widows="2" fo:text-indent="0cm" style:auto-text-indent="false" style:page-number="auto" fo:background-color="transparent" style:writing-mode="lr-tb"/>
      <style:text-properties style:text-line-through-style="none" style:text-line-through-type="none" style:font-name="Arial" fo:font-size="10pt" officeooo:paragraph-rsid="00ad8c25" style:font-size-asian="10pt" style:font-size-complex="10pt"/>
    </style:style>
    <style:style style:name="P88" style:family="paragraph" style:parent-style-name="Standard">
      <loext:graphic-properties draw:fill="none"/>
      <style:paragraph-properties fo:margin-left="2cm" fo:margin-right="0cm" fo:orphans="2" fo:widows="2" fo:text-indent="0cm" style:auto-text-indent="false" fo:background-color="transparent" style:writing-mode="lr-tb"/>
      <style:text-properties style:text-line-through-style="none" style:text-line-through-type="none" style:font-name="Arial" fo:font-size="10pt" officeooo:paragraph-rsid="00ad8c25" style:font-size-asian="10pt" style:font-size-complex="10pt"/>
    </style:style>
    <style:style style:name="P89" style:family="paragraph" style:parent-style-name="Table_20_Contents">
      <style:paragraph-properties fo:text-align="start" style:justify-single-word="false"/>
      <style:text-properties style:text-line-through-style="none" style:text-line-through-type="none" style:font-name="ArialMT" fo:font-size="10pt" officeooo:paragraph-rsid="00220d2b" fo:background-color="transparent" style:font-size-asian="10pt" style:font-size-complex="10pt"/>
    </style:style>
    <style:style style:name="P90" style:family="paragraph" style:parent-style-name="Table_20_Contents">
      <style:paragraph-properties fo:text-align="start" style:justify-single-word="false"/>
      <style:text-properties style:text-line-through-style="none" style:text-line-through-type="none" style:font-name="ArialMT" fo:font-size="10pt" officeooo:rsid="00238b4e" officeooo:paragraph-rsid="00238b4e" style:font-size-asian="10pt" style:font-size-complex="10pt"/>
    </style:style>
    <style:style style:name="P91" style:family="paragraph" style:parent-style-name="Table_20_Contents">
      <style:paragraph-properties fo:text-align="start" style:justify-single-word="false"/>
      <style:text-properties style:text-line-through-style="none" style:text-line-through-type="none" style:font-name="ArialMT" fo:font-size="10pt" officeooo:rsid="00238b4e" officeooo:paragraph-rsid="006ba0a7" style:font-size-asian="10pt" style:font-size-complex="10pt"/>
    </style:style>
    <style:style style:name="P92" style:family="paragraph" style:parent-style-name="Table_20_Contents">
      <style:paragraph-properties fo:text-align="start" style:justify-single-word="false"/>
      <style:text-properties style:text-line-through-style="none" style:text-line-through-type="none" style:font-name="Arial" fo:font-size="10pt" fo:font-weight="bold" officeooo:rsid="00220d2b" officeooo:paragraph-rsid="006ba0a7" style:font-size-asian="10pt" style:font-weight-asian="bold" style:font-size-complex="10pt" style:font-weight-complex="bold"/>
    </style:style>
    <style:style style:name="P93" style:family="paragraph" style:parent-style-name="Table_20_Contents">
      <style:paragraph-properties fo:text-align="start" style:justify-single-word="false"/>
      <style:text-properties style:text-line-through-style="none" style:text-line-through-type="none" style:font-name="Arial" fo:font-size="10pt" fo:font-weight="bold" officeooo:rsid="00238b4e" officeooo:paragraph-rsid="00238b4e" style:font-size-asian="10pt" style:font-weight-asian="bold" style:font-size-complex="10pt" style:font-weight-complex="bold"/>
    </style:style>
    <style:style style:name="P94" style:family="paragraph" style:parent-style-name="Table_20_Contents">
      <style:paragraph-properties fo:text-align="start" style:justify-single-word="false"/>
      <style:text-properties style:text-line-through-style="none" style:text-line-through-type="none" style:font-name="Arial" fo:font-size="10pt" fo:font-weight="bold" officeooo:rsid="00238b4e" officeooo:paragraph-rsid="006ba0a7" style:font-size-asian="10pt" style:font-weight-asian="bold" style:font-size-complex="10pt" style:font-weight-complex="bold"/>
    </style:style>
    <style:style style:name="P95" style:family="paragraph" style:parent-style-name="Table_20_Contents">
      <style:paragraph-properties fo:text-align="start" style:justify-single-word="false"/>
      <style:text-properties style:text-line-through-style="none" style:text-line-through-type="none" style:font-name="Arial" fo:font-size="10pt" officeooo:paragraph-rsid="0086dd8b" fo:background-color="transparent" style:font-size-asian="10pt" style:font-size-complex="10pt"/>
    </style:style>
    <style:style style:name="P96" style:family="paragraph" style:parent-style-name="Table_20_Contents">
      <style:paragraph-properties fo:text-align="start" style:justify-single-word="false"/>
      <style:text-properties style:text-line-through-style="none" style:text-line-through-type="none" style:font-name="Arial" fo:font-size="10pt" officeooo:paragraph-rsid="006ba0a7" style:font-size-asian="10pt" style:font-size-complex="10pt"/>
    </style:style>
    <style:style style:name="P97" style:family="paragraph" style:parent-style-name="Table_20_Contents">
      <style:paragraph-properties fo:text-align="start" style:justify-single-word="false"/>
      <style:text-properties style:text-line-through-style="none" style:text-line-through-type="none" style:font-name="Arial" fo:font-size="10pt" officeooo:paragraph-rsid="0086dd8b" style:font-size-asian="10pt" style:font-size-complex="10pt"/>
    </style:style>
    <style:style style:name="P98" style:family="paragraph" style:parent-style-name="Table_20_Contents">
      <style:paragraph-properties fo:text-align="start" style:justify-single-word="false"/>
      <style:text-properties style:text-line-through-style="none" style:text-line-through-type="none" style:font-name="Arial" fo:font-size="10pt" officeooo:rsid="00220d2b" officeooo:paragraph-rsid="00220d2b" style:font-size-asian="10pt" style:font-size-complex="10pt"/>
    </style:style>
    <style:style style:name="P99" style:family="paragraph" style:parent-style-name="Table_20_Contents">
      <style:paragraph-properties fo:text-align="start" style:justify-single-word="false"/>
      <style:text-properties style:text-line-through-style="none" style:text-line-through-type="none" style:font-name="Arial" fo:font-size="10pt" officeooo:rsid="00317795" officeooo:paragraph-rsid="00317795" style:font-size-asian="10pt" style:font-size-complex="10pt"/>
    </style:style>
    <style:style style:name="P100" style:family="paragraph" style:parent-style-name="filtre">
      <style:paragraph-properties fo:margin-left="0cm" fo:margin-right="-0.004cm" fo:margin-top="0cm" fo:margin-bottom="0cm" loext:contextual-spacing="false" fo:text-align="justify" style:justify-single-word="false" fo:text-indent="0cm" style:auto-text-indent="false"/>
      <style:text-properties style:font-name="Arial" fo:font-size="10pt" officeooo:rsid="00a388d0" officeooo:paragraph-rsid="00a388d0" style:font-size-asian="10pt" style:font-name-complex="Verdana" style:font-size-complex="10pt"/>
    </style:style>
    <style:style style:name="P101" style:family="paragraph" style:parent-style-name="filtre">
      <style:paragraph-properties fo:margin-left="0cm" fo:margin-right="-0.004cm" fo:margin-top="0cm" fo:margin-bottom="0cm" loext:contextual-spacing="false" fo:text-align="justify" style:justify-single-word="false" fo:text-indent="0cm" style:auto-text-indent="false"/>
      <style:text-properties style:font-name="Arial" fo:font-size="10pt" officeooo:rsid="009d5bae" officeooo:paragraph-rsid="00a388d0" style:font-size-asian="10pt" style:font-name-complex="Verdana" style:font-size-complex="10pt"/>
    </style:style>
    <style:style style:name="P102" style:family="paragraph" style:parent-style-name="filtre">
      <style:paragraph-properties fo:margin-left="0cm" fo:margin-right="-0.004cm" fo:margin-top="0cm" fo:margin-bottom="0cm" loext:contextual-spacing="false" fo:text-align="justify" style:justify-single-word="false" fo:text-indent="0cm" style:auto-text-indent="false"/>
      <style:text-properties style:font-name="Arial" officeooo:paragraph-rsid="00a388d0"/>
    </style:style>
    <style:style style:name="T1" style:family="text">
      <style:text-properties officeooo:rsid="00ac5957"/>
    </style:style>
    <style:style style:name="T2" style:family="text">
      <style:text-properties style:text-line-through-style="none" style:text-line-through-type="none" fo:font-weight="bold" officeooo:rsid="00a49003" style:font-weight-asian="bold" style:font-name-complex="Arial" style:font-size-complex="22pt" style:font-weight-complex="bold"/>
    </style:style>
    <style:style style:name="T3" style:family="text">
      <style:text-properties style:text-line-through-style="none" style:text-line-through-type="none" fo:font-weight="bold" style:font-weight-asian="bold" style:font-name-complex="Arial" style:font-size-complex="22pt" style:font-weight-complex="bold"/>
    </style:style>
    <style:style style:name="T4" style:family="text">
      <style:text-properties style:text-line-through-style="none" style:text-line-through-type="none" style:font-name="Arial-BoldMT" fo:font-size="10pt" fo:font-weight="bold" officeooo:rsid="00a49003" fo:background-color="transparent" loext:char-shading-value="0" style:font-size-asian="10pt" style:font-weight-asian="bold" style:font-name-complex="Arial" style:font-size-complex="22pt" style:font-weight-complex="bold"/>
    </style:style>
    <style:style style:name="T5" style:family="text">
      <style:text-properties fo:font-weight="bold" officeooo:rsid="00aac09e" fo:background-color="transparent" loext:char-shading-value="0" style:font-weight-asian="bold"/>
    </style:style>
    <style:style style:name="T6" style:family="text">
      <style:text-properties fo:font-weight="bold" fo:background-color="transparent" loext:char-shading-value="0" style:font-weight-asian="bold"/>
    </style:style>
    <style:style style:name="T7" style:family="text">
      <style:text-properties fo:language="fr" fo:country="FR" style:language-asian="fr" style:country-asian="FR" style:font-name-complex="Verdana" style:font-size-complex="10pt"/>
    </style:style>
    <style:style style:name="T8" style:family="text">
      <style:text-properties style:use-window-font-color="true" style:font-name="Arial" fo:language="fr" fo:country="FR" officeooo:rsid="00a6b6dd" style:language-asian="fr" style:country-asian="FR" style:font-name-complex="Arial" style:font-size-complex="10pt"/>
    </style:style>
    <style:style style:name="T9" style:family="text">
      <style:text-properties fo:font-size="10pt" fo:language="fr" fo:country="FR" officeooo:rsid="00a8dc5c" style:font-size-asian="10pt" style:language-asian="fr" style:country-asian="FR" style:font-name-complex="Arial" style:font-size-complex="10pt"/>
    </style:style>
    <style:style style:name="T10" style:family="text">
      <style:text-properties fo:font-size="10pt" fo:language="fr" fo:country="FR" officeooo:rsid="00a6b6dd" style:font-size-asian="10pt" style:language-asian="fr" style:country-asian="FR" style:font-name-complex="Arial" style:font-size-complex="10pt"/>
    </style:style>
    <style:style style:name="T11" style:family="text">
      <style:text-properties fo:font-size="10pt" officeooo:rsid="00a388d0" style:font-size-asian="10pt" style:font-name-complex="Verdana" style:font-size-complex="10pt"/>
    </style:style>
    <style:style style:name="T12" style:family="text">
      <style:text-properties fo:language="fr" fo:country="FR" style:language-asian="fr" style:country-asian="FR" style:font-name-complex="Verdana" style:font-size-complex="10pt"/>
    </style:style>
    <style:style style:name="T13" style:family="text">
      <style:text-properties fo:language="fr" fo:country="FR" officeooo:rsid="009d5bae" style:language-asian="fr" style:country-asian="FR" style:font-name-complex="Verdana" style:font-size-complex="10pt"/>
    </style:style>
    <style:style style:name="T14" style:family="text">
      <style:text-properties fo:language="fr" fo:country="FR" officeooo:rsid="008b9019" style:language-asian="fr" style:country-asian="FR" style:font-name-complex="Verdana" style:font-size-complex="10pt"/>
    </style:style>
    <style:style style:name="T15" style:family="text">
      <style:text-properties fo:language="fr" fo:country="FR" officeooo:rsid="00a20dd3" style:language-asian="fr" style:country-asian="FR" style:font-name-complex="Verdana" style:font-size-complex="10pt"/>
    </style:style>
    <style:style style:name="T16" style:family="text">
      <style:text-properties fo:language="fr" fo:country="FR" officeooo:rsid="00a49003" style:language-asian="fr" style:country-asian="FR" style:font-name-complex="Verdana" style:font-size-complex="10pt"/>
    </style:style>
    <style:style style:name="T17" style:family="text">
      <style:text-properties fo:language="fr" fo:country="FR" officeooo:rsid="00a5c030" style:language-asian="fr" style:country-asian="FR" style:font-name-complex="Verdana" style:font-size-complex="10pt"/>
    </style:style>
    <style:style style:name="T18" style:family="text">
      <style:text-properties fo:language="fr" fo:country="FR" officeooo:rsid="001efcdd"/>
    </style:style>
    <style:style style:name="T19" style:family="text">
      <style:text-properties fo:language="fr" fo:country="FR" officeooo:rsid="00a49003"/>
    </style:style>
    <style:style style:name="T20" style:family="text">
      <style:text-properties fo:font-size="10pt" fo:language="fr" fo:country="FR" style:font-size-asian="10pt" style:language-asian="fr" style:country-asian="FR" style:font-name-complex="Arial" style:font-size-complex="10pt"/>
    </style:style>
    <style:style style:name="T21" style:family="text">
      <style:text-properties fo:font-size="10pt" fo:language="fr" fo:country="FR" officeooo:rsid="0094fbe1" style:font-size-asian="10pt" style:language-asian="fr" style:country-asian="FR" style:font-name-complex="Arial" style:font-size-complex="10pt"/>
    </style:style>
    <style:style style:name="T22" style:family="text">
      <style:text-properties fo:font-size="10pt" fo:language="fr" fo:country="FR" officeooo:rsid="00a300f3" style:font-size-asian="10pt" style:language-asian="fr" style:country-asian="FR" style:font-name-complex="Arial" style:font-size-complex="10pt"/>
    </style:style>
    <style:style style:name="T23" style:family="text">
      <style:text-properties fo:font-size="10pt" fo:language="fr" fo:country="FR" officeooo:rsid="00a6b6dd" style:font-size-asian="10pt" style:language-asian="fr" style:country-asian="FR" style:font-name-complex="Arial" style:font-size-complex="10pt"/>
    </style:style>
    <style:style style:name="T24" style:family="text">
      <style:text-properties fo:font-size="10pt" fo:language="fr" fo:country="FR" officeooo:rsid="00a8dc5c" style:font-size-asian="10pt" style:language-asian="fr" style:country-asian="FR" style:font-name-complex="Arial" style:font-size-complex="10pt"/>
    </style:style>
    <style:style style:name="T25" style:family="text">
      <style:text-properties fo:font-size="10pt" fo:language="fr" fo:country="FR" officeooo:rsid="00adb4d9" style:font-size-asian="10pt" style:language-asian="fr" style:country-asian="FR" style:font-name-complex="Arial" style:font-size-complex="10pt"/>
    </style:style>
    <style:style style:name="T26" style:family="text">
      <style:text-properties fo:font-size="10pt" fo:language="fr" fo:country="FR" officeooo:rsid="005f7b14" style:font-size-asian="10pt" style:language-asian="fr" style:country-asian="FR" style:font-name-complex="Verdana" style:font-size-complex="10pt"/>
    </style:style>
    <style:style style:name="T27" style:family="text">
      <style:text-properties fo:font-size="10pt" fo:language="fr" fo:country="FR" officeooo:rsid="008be3b0" style:font-size-asian="10pt" style:language-asian="fr" style:country-asian="FR" style:font-name-complex="Verdana" style:font-size-complex="10pt"/>
    </style:style>
    <style:style style:name="T28" style:family="text">
      <style:text-properties fo:font-size="10pt" fo:language="fr" fo:country="FR" officeooo:rsid="009d5bae" style:font-size-asian="10pt" style:language-asian="fr" style:country-asian="FR" style:font-name-complex="Verdana" style:font-size-complex="10pt"/>
    </style:style>
    <style:style style:name="T29" style:family="text">
      <style:text-properties fo:font-size="10pt" fo:language="fr" fo:country="FR" officeooo:rsid="00a300f3" style:font-size-asian="10pt" style:language-asian="fr" style:country-asian="FR" style:font-name-complex="Verdana" style:font-size-complex="10pt"/>
    </style:style>
    <style:style style:name="T30" style:family="text">
      <style:text-properties fo:font-size="10pt" style:font-size-asian="10pt" style:font-name-complex="Verdana" style:font-size-complex="10pt"/>
    </style:style>
    <style:style style:name="T31" style:family="text">
      <style:text-properties fo:font-size="10pt" officeooo:rsid="009d5bae" style:font-size-asian="10pt" style:font-name-complex="Verdana" style:font-size-complex="10pt"/>
    </style:style>
    <style:style style:name="T32" style:family="text">
      <style:text-properties fo:font-size="10pt" officeooo:rsid="0068ce96" style:font-size-asian="10pt" style:font-name-complex="Verdana" style:font-size-complex="10pt"/>
    </style:style>
    <style:style style:name="T33" style:family="text">
      <style:text-properties fo:font-size="10pt" officeooo:rsid="00a388d0" style:font-size-asian="10pt" style:font-name-complex="Verdana" style:font-size-complex="10pt"/>
    </style:style>
    <style:style style:name="T34" style:family="text">
      <style:text-properties fo:font-size="10pt" officeooo:rsid="00a6b6dd" style:font-size-asian="10pt" style:font-name-complex="Verdana" style:font-size-complex="10pt"/>
    </style:style>
    <style:style style:name="T35" style:family="text">
      <style:text-properties fo:font-size="10pt" officeooo:rsid="00a8dc5c" style:font-size-asian="10pt" style:font-name-complex="Verdana" style:font-size-complex="10pt"/>
    </style:style>
    <style:style style:name="T36" style:family="text">
      <style:text-properties style:font-name="ArialMT" fo:font-size="10pt" style:font-size-asian="10pt"/>
    </style:style>
    <style:style style:name="T37" style:family="text">
      <style:text-properties style:font-name="ArialMT" fo:font-size="10pt" officeooo:rsid="0023abf1" style:font-size-asian="10pt"/>
    </style:style>
    <style:style style:name="T38" style:family="text">
      <style:text-properties style:font-name="ArialMT" fo:font-size="10pt" officeooo:rsid="0069b30c" style:font-size-asian="10pt"/>
    </style:style>
    <style:style style:name="T39" style:family="text">
      <style:text-properties style:font-name="ArialMT" fo:font-size="10pt" officeooo:rsid="009eb0b6" style:font-size-asian="10pt" style:font-name-complex="Verdana" style:font-size-complex="10pt"/>
    </style:style>
    <style:style style:name="T40" style:family="text">
      <style:text-properties style:font-name="ArialMT" officeooo:rsid="00a6b6dd"/>
    </style:style>
    <style:style style:name="T41" style:family="text">
      <style:text-properties style:font-name="ArialMT" officeooo:rsid="00a6b6dd" style:font-style-complex="italic"/>
    </style:style>
    <style:style style:name="T42" style:family="text">
      <style:text-properties style:font-name="ArialMT" officeooo:rsid="008ddb50" style:font-style-complex="italic"/>
    </style:style>
    <style:style style:name="T43" style:family="text">
      <style:text-properties style:font-name="ArialMT" officeooo:rsid="005e2e56" style:font-name-complex="Verdana" style:font-size-complex="10pt"/>
    </style:style>
    <style:style style:name="T44" style:family="text">
      <style:text-properties style:font-name="ArialMT" officeooo:rsid="0068ce96" style:font-name-complex="Verdana" style:font-size-complex="10pt"/>
    </style:style>
    <style:style style:name="T45" style:family="text">
      <style:text-properties style:font-name="ArialMT" officeooo:rsid="00977fb4" style:font-name-complex="Verdana" style:font-size-complex="10pt"/>
    </style:style>
    <style:style style:name="T46" style:family="text">
      <style:text-properties style:font-name="ArialMT" officeooo:rsid="0099129b" style:font-name-complex="Verdana" style:font-size-complex="10pt"/>
    </style:style>
    <style:style style:name="T47" style:family="text">
      <style:text-properties style:font-name="ArialMT" officeooo:rsid="008be3b0" style:font-name-complex="Verdana" style:font-size-complex="10pt"/>
    </style:style>
    <style:style style:name="T48" style:family="text">
      <style:text-properties style:font-name="ArialMT" officeooo:rsid="008ddb50" style:font-name-complex="Verdana" style:font-size-complex="10pt"/>
    </style:style>
    <style:style style:name="T49" style:family="text">
      <style:text-properties style:font-name="ArialMT" officeooo:rsid="009eb0b6" style:font-name-complex="Verdana" style:font-size-complex="10pt"/>
    </style:style>
    <style:style style:name="T50" style:family="text">
      <style:text-properties style:font-name="ArialMT" officeooo:rsid="00ac5957"/>
    </style:style>
    <style:style style:name="T51" style:family="text">
      <style:text-properties style:font-name="Arial-BoldMT" fo:font-weight="bold" officeooo:rsid="00220d2b" style:font-weight-asian="bold" style:font-name-complex="Arial" style:font-weight-complex="bold"/>
    </style:style>
    <style:style style:name="T52" style:family="text">
      <style:text-properties style:font-name="Arial-BoldMT" fo:font-weight="bold" officeooo:rsid="00a3889e" style:font-weight-asian="bold" style:font-name-complex="Arial" style:font-weight-complex="bold"/>
    </style:style>
    <style:style style:name="T53" style:family="text">
      <style:text-properties style:font-name="Arial-BoldMT" fo:font-weight="bold" officeooo:rsid="00aac09e" style:font-weight-asian="bold" style:font-name-complex="Arial" style:font-weight-complex="bold"/>
    </style:style>
    <style:style style:name="T54" style:family="text">
      <style:text-properties fo:font-weight="bold" style:font-weight-asian="bold"/>
    </style:style>
    <style:style style:name="T55" style:family="text">
      <style:text-properties fo:font-weight="bold" officeooo:rsid="00290ccf" style:font-weight-asian="bold" style:font-weight-complex="bold"/>
    </style:style>
    <style:style style:name="T56" style:family="text">
      <style:text-properties fo:font-weight="bold" fo:background-color="transparent" loext:char-shading-value="0" style:font-weight-asian="bold"/>
    </style:style>
    <style:style style:name="T57" style:family="text">
      <style:text-properties fo:font-weight="bold" officeooo:rsid="00a0d98e" fo:background-color="transparent" loext:char-shading-value="0" style:font-weight-asian="bold"/>
    </style:style>
    <style:style style:name="T58" style:family="text">
      <style:text-properties fo:font-weight="bold" officeooo:rsid="00aac09e" fo:background-color="transparent" loext:char-shading-value="0" style:font-weight-asian="bold"/>
    </style:style>
    <style:style style:name="T59" style:family="text">
      <style:text-properties officeooo:rsid="00238949"/>
    </style:style>
    <style:style style:name="T60" style:family="text">
      <style:text-properties style:use-window-font-color="true" officeooo:rsid="008be3b0"/>
    </style:style>
    <style:style style:name="T61" style:family="text">
      <style:text-properties style:use-window-font-color="true" officeooo:rsid="00a300f3"/>
    </style:style>
    <style:style style:name="T62" style:family="text">
      <style:text-properties style:use-window-font-color="true" style:font-name="Arial" fo:language="fr" fo:country="FR" officeooo:rsid="00a6b6dd" style:language-asian="fr" style:country-asian="FR" style:font-name-complex="Arial" style:font-size-complex="10pt"/>
    </style:style>
    <style:style style:name="T63" style:family="text">
      <style:text-properties style:use-window-font-color="true" style:font-name="Arial" fo:language="fr" fo:country="FR" officeooo:rsid="00a8dc5c" style:language-asian="fr" style:country-asian="FR" style:font-name-complex="Arial" style:font-size-complex="10pt"/>
    </style:style>
    <style:style style:name="T64" style:family="text">
      <style:text-properties style:use-window-font-color="true" style:font-name="Arial" fo:language="fr" fo:country="FR" officeooo:rsid="00adb4d9" style:language-asian="fr" style:country-asian="FR" style:font-name-complex="Arial" style:font-size-complex="10pt"/>
    </style:style>
    <style:style style:name="T65" style:family="text">
      <style:text-properties style:use-window-font-color="true" officeooo:rsid="00a6b6dd"/>
    </style:style>
    <style:style style:name="T66" style:family="text">
      <style:text-properties style:use-window-font-color="true" officeooo:rsid="00adb4d9"/>
    </style:style>
    <style:style style:name="T67" style:family="text">
      <style:text-properties fo:font-weight="normal" style:font-weight-asian="normal" style:font-weight-complex="normal"/>
    </style:style>
    <style:style style:name="T68" style:family="text">
      <style:text-properties fo:font-weight="normal" officeooo:rsid="00a49003" style:font-weight-asian="normal" style:font-weight-complex="normal"/>
    </style:style>
    <style:style style:name="T69" style:family="text">
      <style:text-properties officeooo:rsid="00220d2b"/>
    </style:style>
    <style:style style:name="T70" style:family="text">
      <style:text-properties officeooo:rsid="006ef335"/>
    </style:style>
    <style:style style:name="T71" style:family="text">
      <style:text-properties officeooo:rsid="00574eaf"/>
    </style:style>
    <style:style style:name="T72" style:family="text">
      <style:text-properties fo:background-color="transparent" loext:char-shading-value="0"/>
    </style:style>
    <style:style style:name="T73" style:family="text">
      <style:text-properties officeooo:rsid="000fcd7a" fo:background-color="transparent" loext:char-shading-value="0"/>
    </style:style>
    <style:style style:name="T74" style:family="text">
      <style:text-properties officeooo:rsid="00a0d98e"/>
    </style:style>
    <style:style style:name="T75" style:family="text">
      <style:text-properties officeooo:rsid="002733f1"/>
    </style:style>
    <style:style style:name="T76" style:family="text">
      <style:text-properties officeooo:rsid="0023b196"/>
    </style:style>
    <style:style style:name="T77" style:family="text">
      <style:text-properties officeooo:rsid="000fcd7a"/>
    </style:style>
    <style:style style:name="T78" style:family="text">
      <style:text-properties officeooo:rsid="00a3889e"/>
    </style:style>
    <style:style style:name="T79" style:family="text">
      <style:text-properties style:text-line-through-style="none" style:text-line-through-type="none" style:font-name="ArialMT"/>
    </style:style>
    <style:style style:name="T80" style:family="text">
      <style:text-properties style:text-line-through-style="none" style:text-line-through-type="none" style:font-name="ArialMT" officeooo:rsid="00a3889e"/>
    </style:style>
    <style:style style:name="T81" style:family="text">
      <style:text-properties style:text-line-through-style="none" style:text-line-through-type="none" fo:font-weight="bold" style:font-weight-asian="bold" style:font-name-complex="Arial" style:font-size-complex="22pt" style:font-weight-complex="bold"/>
    </style:style>
    <style:style style:name="T82" style:family="text">
      <style:text-properties style:text-line-through-style="none" style:text-line-through-type="none" fo:font-weight="bold" officeooo:rsid="00a49003" style:font-weight-asian="bold" style:font-name-complex="Arial" style:font-size-complex="22pt" style:font-weight-complex="bold"/>
    </style:style>
    <style:style style:name="T83" style:family="text">
      <style:text-properties style:text-line-through-style="none" style:text-line-through-type="none" style:font-name="Arial-BoldMT" fo:font-size="10pt" fo:font-weight="bold" officeooo:rsid="00a49003" fo:background-color="transparent" loext:char-shading-value="0" style:font-size-asian="10pt" style:font-weight-asian="bold" style:font-name-complex="Arial" style:font-size-complex="22pt" style:font-weight-complex="bold"/>
    </style:style>
    <style:style style:name="T84" style:family="text">
      <style:text-properties style:font-name="Arial" fo:font-size="10pt" officeooo:rsid="00a388d0" style:font-size-asian="10pt" style:font-name-complex="Verdana" style:font-size-complex="10pt"/>
    </style:style>
    <style:style style:name="T85" style:family="text">
      <style:text-properties style:font-name="Arial" fo:font-size="10pt" fo:font-weight="normal" officeooo:rsid="00a388d0" style:font-size-asian="10pt" style:font-weight-asian="normal" style:font-name-complex="Verdana" style:font-size-complex="10pt" style:font-weight-complex="normal"/>
    </style:style>
    <style:style style:name="T86" style:family="text">
      <style:text-properties style:font-name="Arial" fo:font-size="10pt" fo:font-weight="normal" officeooo:rsid="00ac5957" style:font-size-asian="10pt" style:font-weight-asian="normal" style:font-name-complex="Verdana" style:font-size-complex="10pt" style:font-weight-complex="normal"/>
    </style:style>
    <style:style style:name="T87" style:family="text">
      <style:text-properties officeooo:rsid="00a49003"/>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fo:font-style="italic" fo:font-weight="bold" officeooo:rsid="00a49003" style:font-style-asian="italic" style:font-weight-asian="bold" style:font-style-complex="italic" style:font-weight-complex="bold"/>
    </style:style>
    <style:style style:name="T90" style:family="text">
      <style:text-properties fo:font-style="italic" fo:font-weight="bold" officeooo:rsid="00a8dc5c" style:font-style-asian="italic" style:font-weight-asian="bold" style:font-style-complex="italic" style:font-weight-complex="bold"/>
    </style:style>
    <style:style style:name="T91" style:family="text">
      <style:text-properties officeooo:rsid="009c9510"/>
    </style:style>
    <style:style style:name="T92" style:family="text">
      <style:text-properties officeooo:rsid="00a5c030"/>
    </style:style>
    <style:style style:name="T93" style:family="text">
      <style:text-properties officeooo:rsid="00a6b6dd"/>
    </style:style>
    <style:style style:name="T94" style:family="text">
      <style:text-properties officeooo:rsid="00a8dc5c"/>
    </style:style>
    <style:style style:name="T95" style:family="text">
      <style:text-properties style:font-style-complex="italic"/>
    </style:style>
    <style:style style:name="T96" style:family="text">
      <style:text-properties officeooo:rsid="00aac09e"/>
    </style:style>
    <style:style style:name="T97" style:family="text">
      <style:text-properties officeooo:rsid="00ac5957"/>
    </style:style>
    <style:style style:name="T98" style:family="text">
      <style:text-properties officeooo:rsid="00ad8c25"/>
    </style:style>
    <style:style style:name="T99" style:family="text">
      <style:text-properties fo:color="#000080" style:text-line-through-style="none" style:text-line-through-type="none" style:font-name="ArialMT" fo:language="zxx" fo:country="none" style:text-underline-style="solid" style:text-underline-width="auto" style:text-underline-color="font-color" officeooo:rsid="00a3889e" style:font-name-asian="Times New Roman" style:language-asian="zxx" style:country-asian="none" style:font-name-complex="Times New Roman" style:language-complex="zxx" style:country-complex="none"/>
    </style:style>
    <style:style style:name="T100" style:family="text">
      <style:text-properties fo:color="#000080" style:font-name="ArialMT" fo:language="zxx" fo:country="none" style:text-underline-style="solid" style:text-underline-width="auto" style:text-underline-color="font-color" officeooo:rsid="00a3889e" fo:background-color="transparent" loext:char-shading-value="0" style:font-name-asian="Times New Roman" style:language-asian="zxx" style:country-asian="none" style:font-name-complex="Times New Roman" style:language-complex="zxx" style:country-complex="non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16879264" text:id="ct316879264">
          <text:insertion>
            <office:change-info>
              <dc:creator>Héloïse EVEN</dc:creator>
              <dc:date>2017-01-26T16:33:00</dc:date>
            </office:change-info>
          </text:insertion>
        </text:changed-region>
        <text:changed-region xml:id="ct316879040" text:id="ct316879040">
          <text:deletion>
            <office:change-info>
              <dc:creator>Héloïse EVEN</dc:creator>
              <dc:date>2017-01-26T16:33:00</dc:date>
            </office:change-info>
            <text:p text:style-name="P1"><text:span text:style-name="T1">PROPOSITION DE STAGE</text:span></text:p>
          </text:deletion>
        </text:changed-region>
        <text:changed-region xml:id="ct251946272" text:id="ct251946272">
          <text:deletion>
            <office:change-info>
              <dc:creator>Héloïse EVEN</dc:creator>
              <dc:date>2017-01-26T16:36:00</dc:date>
            </office:change-info>
            <text:p text:style-name="P2"><text:span text:style-name="T2"/></text:p>
            <text:p text:style-name="P2"><text:span text:style-name="T3"/></text:p>
          </text:deletion>
        </text:changed-region>
        <text:changed-region xml:id="ct316880160" text:id="ct316880160">
          <text:deletion>
            <office:change-info>
              <dc:creator>Héloïse EVEN</dc:creator>
              <dc:date>2017-01-26T16:33:00</dc:date>
            </office:change-info>
            <text:p text:style-name="P2"><text:span text:style-name="T3">Stage - « </text:span><text:span text:style-name="T2">i</text:span></text:p>
          </text:deletion>
        </text:changed-region>
        <text:changed-region xml:id="ct316879488" text:id="ct316879488">
          <text:insertion>
            <office:change-info>
              <dc:creator>Héloïse EVEN</dc:creator>
              <dc:date>2017-01-26T16:33:00</dc:date>
            </office:change-info>
          </text:insertion>
        </text:changed-region>
        <text:changed-region xml:id="ct316880608" text:id="ct316880608">
          <text:deletion>
            <office:change-info>
              <dc:creator>Héloïse EVEN</dc:creator>
              <dc:date>2017-01-26T16:33:00</dc:date>
            </office:change-info>
            <text:p text:style-name="P2"><text:span text:style-name="T3"> »</text:span></text:p>
          </text:deletion>
        </text:changed-region>
        <text:changed-region xml:id="ct316734752" text:id="ct316734752">
          <text:insertion>
            <office:change-info>
              <dc:creator>Héloïse EVEN</dc:creator>
              <dc:date>2017-01-26T16:33:00</dc:date>
            </office:change-info>
          </text:insertion>
        </text:changed-region>
        <text:changed-region xml:id="ct251946720" text:id="ct251946720">
          <text:deletion>
            <office:change-info>
              <dc:creator>Héloïse EVEN</dc:creator>
              <dc:date>2017-01-26T16:36:00</dc:date>
            </office:change-info>
            <text:p text:style-name="P2"><text:span text:style-name="T4"/></text:p>
            <text:p text:style-name="P3"><text:span text:style-name="T4"/></text:p>
            <text:p text:style-name="P4"><text:span text:style-name="T5"/></text:p>
            <text:p text:style-name="P5"><text:span text:style-name="T6">stage de 5 à 7 mois</text:span></text:p>
            <text:p text:style-name="P6"><text:span text:style-name="T6">niveau M1/M2</text:span></text:p>
          </text:deletion>
        </text:changed-region>
        <text:changed-region xml:id="ct251946944" text:id="ct251946944">
          <text:deletion>
            <office:change-info>
              <dc:creator>Héloïse EVEN</dc:creator>
              <dc:date>2017-01-26T16:36:00</dc:date>
            </office:change-info>
            <text:p text:style-name="P7"/>
            <text:p text:style-name="P7"/>
          </text:deletion>
        </text:changed-region>
        <text:changed-region xml:id="ct308103584" text:id="ct308103584">
          <text:deletion>
            <office:change-info>
              <dc:creator>Héloïse EVEN</dc:creator>
              <dc:date>2017-01-26T16:36:00</dc:date>
            </office:change-info>
            <text:p text:style-name="P8"><text:span text:style-name="T7"/></text:p>
            <text:p text:style-name="P8"><text:span text:style-name="T7"/></text:p>
          </text:deletion>
        </text:changed-region>
        <text:changed-region xml:id="ct308104256" text:id="ct308104256">
          <text:insertion>
            <office:change-info>
              <dc:creator>Héloïse EVEN</dc:creator>
              <dc:date>2017-01-26T16:36:00</dc:date>
            </office:change-info>
          </text:insertion>
        </text:changed-region>
        <text:changed-region xml:id="ct308104032" text:id="ct308104032">
          <text:insertion>
            <office:change-info>
              <dc:creator>Héloïse EVEN</dc:creator>
              <dc:date>2017-01-26T16:36:00</dc:date>
            </office:change-info>
          </text:insertion>
        </text:changed-region>
        <text:changed-region xml:id="ct308103808" text:id="ct308103808">
          <text:deletion>
            <office:change-info>
              <dc:creator>Héloïse EVEN</dc:creator>
              <dc:date>2017-01-26T16:36:00</dc:date>
            </office:change-info>
            <text:p text:style-name="P9"><text:span text:style-name="T7"><text:s/></text:span></text:p>
          </text:deletion>
        </text:changed-region>
        <text:changed-region xml:id="ct250546112" text:id="ct250546112">
          <text:deletion>
            <office:change-info>
              <dc:creator>Héloïse EVEN</dc:creator>
              <dc:date>2017-01-26T16:36:00</dc:date>
            </office:change-info>
            <text:p text:style-name="P10"><text:span text:style-name="T8">,</text:span></text:p>
          </text:deletion>
        </text:changed-region>
        <text:changed-region xml:id="ct250546784" text:id="ct250546784">
          <text:insertion>
            <office:change-info>
              <dc:creator>Héloïse EVEN</dc:creator>
              <dc:date>2017-01-26T16:36:00</dc:date>
            </office:change-info>
          </text:insertion>
        </text:changed-region>
        <text:changed-region xml:id="ct250547232" text:id="ct250547232">
          <text:insertion>
            <office:change-info>
              <dc:creator>Héloïse EVEN</dc:creator>
              <dc:date>2017-01-26T16:37:00</dc:date>
            </office:change-info>
          </text:insertion>
        </text:changed-region>
        <text:changed-region xml:id="ct250547008" text:id="ct250547008">
          <text:insertion>
            <office:change-info>
              <dc:creator>Héloïse EVEN</dc:creator>
              <dc:date>2017-01-26T16:37:00</dc:date>
            </office:change-info>
          </text:insertion>
        </text:changed-region>
        <text:changed-region xml:id="ct250547680" text:id="ct250547680">
          <text:insertion>
            <office:change-info>
              <dc:creator>Héloïse EVEN</dc:creator>
              <dc:date>2017-01-26T16:37:00</dc:date>
            </office:change-info>
          </text:insertion>
        </text:changed-region>
        <text:changed-region xml:id="ct309307984" text:id="ct309307984">
          <text:insertion>
            <office:change-info>
              <dc:creator>Héloïse EVEN</dc:creator>
              <dc:date>2017-01-26T16:37:00</dc:date>
            </office:change-info>
          </text:insertion>
        </text:changed-region>
        <text:changed-region xml:id="ct250546336" text:id="ct250546336">
          <text:deletion>
            <office:change-info>
              <dc:creator>Héloïse EVEN</dc:creator>
              <dc:date>2017-01-26T16:36:00</dc:date>
            </office:change-info>
            <text:p text:style-name="P11"><text:span text:style-name="T9">c</text:span><text:span text:style-name="T10">ontruisez</text:span></text:p>
          </text:deletion>
        </text:changed-region>
        <text:changed-region xml:id="ct250546560" text:id="ct250546560">
          <text:insertion>
            <office:change-info>
              <dc:creator>Héloïse EVEN</dc:creator>
              <dc:date>2017-01-26T16:36:00</dc:date>
            </office:change-info>
          </text:insertion>
        </text:changed-region>
        <text:changed-region xml:id="ct316918880" text:id="ct316918880">
          <text:insertion>
            <office:change-info>
              <dc:creator>Héloïse EVEN</dc:creator>
              <dc:date>2017-01-26T16:37:00</dc:date>
            </office:change-info>
          </text:insertion>
        </text:changed-region>
        <text:changed-region xml:id="ct316733632" text:id="ct316733632">
          <text:deletion>
            <office:change-info>
              <dc:creator>Héloïse EVEN</dc:creator>
              <dc:date>2017-01-26T16:34:00</dc:date>
            </office:change-info>
            <text:p text:style-name="P12"/>
            <text:p text:style-name="P12"/>
          </text:deletion>
        </text:changed-region>
        <text:changed-region xml:id="ct311249392" text:id="ct311249392">
          <text:deletion>
            <office:change-info>
              <dc:creator>Héloïse EVEN</dc:creator>
              <dc:date>2017-01-26T16:37:00</dc:date>
            </office:change-info>
            <text:p text:style-name="P13"><text:span text:style-name="T11"><text:s/></text:span></text:p>
          </text:deletion>
        </text:changed-region>
        <text:changed-region xml:id="ct311249168" text:id="ct311249168">
          <text:insertion>
            <office:change-info>
              <dc:creator>Héloïse EVEN</dc:creator>
              <dc:date>2017-01-26T16:37:00</dc:date>
            </office:change-info>
          </text:insertion>
        </text:changed-region>
        <text:changed-region xml:id="ct250547456" text:id="ct250547456">
          <text:deletion>
            <office:change-info>
              <dc:creator>Héloïse EVEN</dc:creator>
              <dc:date>2017-01-26T16:37:00</dc:date>
            </office:change-info>
            <text:p text:style-name="P14"> </text:p>
          </text:deletion>
        </text:changed-region>
        <text:changed-region xml:id="ct309308432" text:id="ct309308432">
          <text:deletion>
            <office:change-info>
              <dc:creator>Héloïse EVEN</dc:creator>
              <dc:date>2017-01-26T16:37:00</dc:date>
            </office:change-info>
            <text:p text:style-name="P14">;</text:p>
          </text:deletion>
        </text:changed-region>
        <text:changed-region xml:id="ct251946496" text:id="ct251946496">
          <text:insertion>
            <office:change-info>
              <dc:creator>Héloïse EVEN</dc:creator>
              <dc:date>2017-01-26T16:37:00</dc:date>
            </office:change-info>
          </text:insertion>
        </text:changed-region>
        <text:changed-region xml:id="ct316733856" text:id="ct316733856">
          <text:insertion>
            <office:change-info>
              <dc:creator>Héloïse EVEN</dc:creator>
              <dc:date>2017-01-26T16:34:00</dc:date>
            </office:change-info>
          </text:insertion>
        </text:changed-region>
        <text:changed-region xml:id="ct251945376" text:id="ct251945376">
          <text:insertion>
            <office:change-info>
              <dc:creator>Héloïse EVEN</dc:creator>
              <dc:date>2017-01-26T16:35:00</dc:date>
            </office:change-info>
          </text:insertion>
        </text:changed-region>
        <text:changed-region xml:id="ct309307760" text:id="ct309307760">
          <text:deletion>
            <office:change-info>
              <dc:creator>Héloïse EVEN</dc:creator>
              <dc:date>2017-01-26T16:36:00</dc:date>
            </office:change-info>
            <text:p text:style-name="P15"/>
            <text:p text:style-name="P16"/>
            <text:p text:style-name="P17"/>
            <text:p text:style-name="P18"/>
            <text:p text:style-name="P1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table-cell table:style-name="Tableau1.A1" office:value-type="string">
            <text:p text:style-name="P39">Dans le cadre de sa politique de recrutement, Nantes Métropole lutte contre toutes les formes de discrimination, vise à diversifier ses candidatures et reconnaît tous les talents.</text:p>
          </table:table-cell>
        </table:table-row>
      </table:table>
      <text:p text:style-name="P35"/>
      <text:p text:style-name="P73"><text:change-start text:change-id="ct316879264"/><text:span text:style-name="T50">PROPOSITION DE STAGE</text:span></text:p>
      <text:p text:style-name="P70"><text:span text:style-name="T50"/></text:p>
      <text:p text:style-name="P70"><text:change-end text:change-id="ct316879264"/>Direction Générale Environnement et Services Urbains (DGESU)</text:p>
      <text:p text:style-name="P36">Direction <text:span text:style-name="T71">Des Déchets</text:span></text:p>
      <text:p text:style-name="P37">Service Stratégie Développement Qualité</text:p>
      <text:p text:style-name="P1"/>
      <text:p text:style-name="P1"><text:change text:change-id="ct316879040"/></text:p>
      <text:p text:style-name="P2"><text:change text:change-id="ct251946272"/><text:change text:change-id="ct316880160"/><text:change-start text:change-id="ct316879488"/><text:span text:style-name="T2">I</text:span><text:change-end text:change-id="ct316879488"/><text:span text:style-name="T2">nventaire des</text:span><text:span text:style-name="T3"> données </text:span><text:span text:style-name="T2">et </text:span><text:span text:style-name="T3">indicateurs de la </text:span><text:span text:style-name="T2">politique</text:span><text:span text:style-name="T3"> Déchets </text:span><text:span text:style-name="T2">en préfiguration d’un observatoire</text:span><text:change text:change-id="ct316880608"/><text:change-start text:change-id="ct316734752"/><text:span text:style-name="T2">.</text:span><text:change-end text:change-id="ct316734752"/><text:change text:change-id="ct251946720"/></text:p>
      <text:p text:style-name="P32"/>
      <text:p text:style-name="P75">Contexte</text:p>
      <text:p text:style-name="P77">Nantes Métropole assure le service <text:span text:style-name="T75">public de gestion</text:span> des déchets ménagers et assimilés pour le compte des 24 communes. Nantes Métropole exerce la fonction d’autorité organisatrice sur la globalité de la compétence, à savoir la prévention / <text:span text:style-name="T76">réduction</text:span>, <text:span text:style-name="T76">le tri et </text:span>la collecte, le traitement / <text:span text:style-name="T75">valorisation</text:span>.</text:p>
      <text:p text:style-name="P77"/>
      <text:p text:style-name="P77">Dans ce cadre, la Direction déchets de Nantes Métropole, en partenariat avec les pôles de proximité, assure :</text:p>
      <text:list xml:id="list4035335360217612486" text:style-name="WW8Num3">
        <text:list-item>
          <text:p text:style-name="P78"><text:span text:style-name="T75">la mise en œuvre </text:span>du programme de réduction des déchets, </text:p>
        </text:list-item>
        <text:list-item>
          <text:p text:style-name="P78"><text:span text:style-name="T75">la gestion de </text:span>la collecte des déchets ménagers et assimilés,</text:p>
        </text:list-item>
        <text:list-item>
          <text:p text:style-name="P78"><text:span text:style-name="T75">la gestion </text:span>des contrats de délégation de service public relatifs au traitement des déchets,</text:p>
        </text:list-item>
        <text:list-item>
          <text:p text:style-name="P78"><text:span text:style-name="T75">celle </text:span>du réseau des 12 déchèteries et 4 écopoints,</text:p>
        </text:list-item>
        <text:list-item>
          <text:p text:style-name="P78"><text:span text:style-name="T75">celle </text:span>des marchés transversaux concernant l’élimination des déchets industriels banals produits par la <text:span text:style-name="T77">Métrop</text:span><text:span text:style-name="T73">ole</text:span><text:span text:style-name="T72">,</text:span></text:p>
        </text:list-item>
        <text:list-item>
          <text:p text:style-name="P78"><text:span text:style-name="T75">et </text:span>des sites des anciennes décharges de Tougas et de la Prairie de Mauves.</text:p>
        </text:list-item>
        <text:list-item>
          <text:p text:style-name="P78">elle assure également la fonction d’opérateur public de collecte sur le territoire de la ville de Nantes et sur 3 communes du Pôle Sud Ouest (La Montagne, Le Pellerin, Saint-Jean-de-Boiseau).</text:p>
        </text:list-item>
      </text:list>
      <text:p text:style-name="P77">Les 7 pôles de proximité sont associés à la définition de la politique de gestion des déchets de Nantes Métropole. Ils ont en charge le suivi, le contrôle des contrats de collecte et assurent les relations avec les habitants sur leur territoire.</text:p>
      <text:p text:style-name="P79"/>
      <text:p text:style-name="P76">Missions</text:p>
      <text:p text:style-name="P7"><text:change text:change-id="ct251946944"/><text:span text:style-name="T87">LIVRABLE</text:span></text:p>
      <text:p text:style-name="P81"><text:span text:style-name="T87">C</text:span>ré<text:span text:style-name="T87">ation d’</text:span>un outil type <text:span text:style-name="T90">cartographie</text:span><text:span text:style-name="T88"> de </text:span><text:span text:style-name="T89">visualisation d’une masse </text:span><text:span text:style-name="T68">de</text:span><text:span text:style-name="T67"> données de la politique publique déchets : </text:span></text:p>
      <text:list xml:id="list7495866630678468821" text:style-name="L1">
        <text:list-item>
          <text:p text:style-name="P82">outils graphiques de visualisation ;</text:p>
        </text:list-item>
        <text:list-item>
          <text:p text:style-name="P82">représentation et filtre d’une masse de données ;</text:p>
        </text:list-item>
        <text:list-item>
          <text:p text:style-name="P82">accessibilité et compréhension de l’ensemble des données;</text:p>
        </text:list-item>
        <text:list-item>
          <text:p text:style-name="P83"><text:span text:style-name="T19">articulation et priorisation de l’ensemble des données.</text:span></text:p>
        </text:list-item>
      </text:list>
      <text:p text:style-name="P51"/>
      <text:p text:style-name="P31"><text:span text:style-name="T74">Il s’agit pour cela de </text:span>réaliser une analyse de l'existant des données et indicateurs produits et utilisés par la Direction des Déchets et ses partenaires <text:span text:style-name="T94">(opérateurs et prestataires)</text:span>.</text:p>
      <text:p text:style-name="P38"/>
      <text:p text:style-name="P8"><text:span text:style-name="T14">V</text:span><text:span text:style-name="T7">ous collaborerez notamment avec les acteurs de la démarche Qualité de la direction des déchets ainsi qu'avec les différents services </text:span><text:span text:style-name="T15">émetteurs</text:span><text:span text:style-name="T7"> et receveurs d'indicateurs et de données. Ces éléments s'articulent autours de trois grands domaines : les données d'activités (tonnages collectés, traités...) ; les données financières </text:span><text:span text:style-name="T15">et </text:span><text:span text:style-name="T7">les indicateurs qualités de performance du service à l'usager.</text:span></text:p>
      <text:p text:style-name="P26"/>
      <text:p text:style-name="P8"><text:change text:change-id="ct308103584"/><text:span text:style-name="T7">A l'aide d'une démarche de diagnostic construite et collaborative, vous produirez </text:span><text:span text:style-name="T16">un inventaires</text:span><text:span text:style-name="T7"> des données et indicateurs </text:span><text:span text:style-name="T16">existants.</text:span></text:p>
      <text:p text:style-name="P46"><text:span text:style-name="T7"/></text:p>
      <text:p text:style-name="P41"><text:soft-page-break/><text:span text:style-name="T92">V</text:span>ous évaluerez l’origine et la construction des données à l’aide d’un de tableau de critère (<text:span text:style-name="T91">sous plusieurs paramètres : périmètres des données, maille temporelle, acteur/producteur de la donnée, </text:span>origine de la construction de la donnée : <text:span text:style-name="T91"><text:s/>Plan d'actions, </text:span>rapport annuel, contrat performance<text:span text:style-name="T91">...).</text:span></text:p>
      <text:p text:style-name="P42"><text:change-start text:change-id="ct308104256"/></text:p>
      <text:p text:style-name="P42"><text:change-end text:change-id="ct308104256"/>Vous <text:span text:style-name="T91"><text:s/></text:span>expliciterez<text:span text:style-name="T91"> les interactions </text:span>entre <text:span text:style-name="T91">les différents flux de données </text:span>et les outils et dispositifs déjà utilisés par les différents agents pour les besoins de leur service respectif.</text:p>
      <text:p text:style-name="P9"><text:change-start text:change-id="ct308104032"/><text:span text:style-name="T17"/></text:p>
      <text:p text:style-name="P9"><text:change-end text:change-id="ct308104032"/><text:change text:change-id="ct308103808"/><text:span text:style-name="T17">V</text:span><text:span text:style-name="T7">ous </text:span><text:span text:style-name="T16">produirez un <text:s/>outil graphique de visualisation </text:span><text:span text:style-name="T17">de l’ensemble des ces informations (données, indicateurs, de leurs relations</text:span><text:span text:style-name="T7"> </text:span><text:span text:style-name="T17">sous la forme d’une arborescence (priorisation des informations selon les projets et les attentes)</text:span><text:span text:style-name="T13"> </text:span><text:span text:style-name="T17">grâce à des outils informatiques appropriés.</text:span></text:p>
      <text:p text:style-name="P27"/>
      <text:p text:style-name="P27">Enfin,<text:span text:style-name="T92">vous analyserez les redondances éventuelles, la pertinences et la fiabilité des indicateurs et vous proposerez des pistes d’évolutions dans la perspective de la construction d’un observatoire.</text:span></text:p>
      <text:p text:style-name="P25"/>
      <text:p text:style-name="P34">Vos activités</text:p>
      <text:list xml:id="list792873089091551036" text:style-name="L2">
        <text:list-item>
          <text:p text:style-name="P63"><text:span text:style-name="T63">V</text:span><text:span text:style-name="T8">ous participez au groupe de travail inter</text:span><text:change text:change-id="ct250546112"/><text:change-start text:change-id="ct250546784"/><text:span text:style-name="T64">n</text:span><text:change-end text:change-id="ct250546784"/><text:span text:style-name="T8">e « observatoire déchets »</text:span><text:change-start text:change-id="ct250547232"/><text:span text:style-name="T8"> ;</text:span><text:change-end text:change-id="ct250547232"/></text:p>
        </text:list-item>
        <text:list-item>
          <text:p text:style-name="P63"><text:span text:style-name="T60">Vous effectuez un recensement organisé des données </text:span><text:span text:style-name="T61">e</text:span><text:span text:style-name="T60">t des indicateurs </text:span><text:span text:style-name="T65">au sein des différents services </text:span><text:span text:style-name="T60">de la directions des déchets </text:span><text:span text:style-name="T65">(interview des agents parties pr</text:span><text:change-start text:change-id="ct250547008"/><text:span text:style-name="T66">e</text:span><text:change-end text:change-id="ct250547008"/><text:span text:style-name="T65">nantes)</text:span><text:change-start text:change-id="ct250547680"/><text:span text:style-name="T65"> </text:span><text:span text:style-name="T60">;</text:span><text:change-end text:change-id="ct250547680"/></text:p>
        </text:list-item>
        <text:list-item>
          <text:p text:style-name="P56">Vous vérifiez et tracez les informations élémentaires nécessaires à la productions de ces données ;</text:p>
        </text:list-item>
        <text:list-item>
          <text:p text:style-name="P57"><text:span text:style-name="T29">V</text:span><text:span text:style-name="T26">ous </text:span><text:span text:style-name="T27">collectez, </text:span><text:span text:style-name="T26">analysez et organisez </text:span><text:span text:style-name="T28">les différents flux de données</text:span><text:span text:style-name="T27"> ;</text:span></text:p>
        </text:list-item>
        <text:list-item>
          <text:p text:style-name="P57"><text:span text:style-name="T10">Vous i</text:span><text:span text:style-name="T22">dentifier les </text:span><text:span text:style-name="T10">données et indicateurs pertinents, fiables</text:span><text:span text:style-name="T22"> </text:span><text:span text:style-name="T10">et leur inter-relations</text:span><text:change-start text:change-id="ct309307984"/><text:span text:style-name="T10"> ;</text:span><text:change-end text:change-id="ct309307984"/><text:span text:style-name="T10"> </text:span></text:p>
        </text:list-item>
        <text:list-item>
          <text:p text:style-name="P57"><text:span text:style-name="T9">V</text:span><text:span text:style-name="T10">ous </text:span><text:change text:change-id="ct250546336"/><text:change-start text:change-id="ct250546560"/><text:span text:style-name="T25">construisez</text:span><text:change-end text:change-id="ct250546560"/><text:span text:style-name="T10"> un tableau de bord de l’ensemble des flux de données</text:span><text:change-start text:change-id="ct316918880"/><text:span text:style-name="T10"> ;</text:span><text:change-end text:change-id="ct316918880"/></text:p>
        </text:list-item>
        <text:list-item>
          <text:p text:style-name="P59"><text:span text:style-name="T9">V</text:span><text:span text:style-name="T20">ous construisez une arborescence de type « cartographie de l’information »</text:span></text:p>
        </text:list-item>
      </text:list>
      <text:p text:style-name="P48"/>
      <text:p text:style-name="P12"><text:span text:style-name="T78">P</text:span>rofil<text:change text:change-id="ct316733632"/></text:p>
      <text:p text:style-name="P13"><text:span text:style-name="T31">En cours de formation supérieure (école d'ingénieur, </text:span><text:span text:style-name="T34">statistique,</text:span><text:span text:style-name="T31"> informatique, qualité,)</text:span><text:span text:style-name="T30">, </text:span><text:span text:style-name="T11">dans le domaine des systèmes d’informations et de la modélisation des données</text:span><text:change text:change-id="ct311249392"/><text:change-start text:change-id="ct311249168"/><text:span text:style-name="T11">.</text:span><text:change-end text:change-id="ct311249168"/></text:p>
      <text:p text:style-name="P14">Compétences et autonomie en matière <text:span text:style-name="T93">de</text:span> gestion, traitement, requête et visualisation des données<text:change text:change-id="ct250547456"/><text:change text:change-id="ct309308432"/><text:change-start text:change-id="ct251946496"/>.<text:change-end text:change-id="ct251946496"/></text:p>
      <text:p text:style-name="P14">Maîtrise d’outils et logiciels ainsi que des langages associés dans les domaines des systèmes de gestion de bases de données, la cartographie, les tableurs, les diagrammes de flux, logigrammes et les outils de manipulation de données.</text:p>
      <text:p text:style-name="P101"/>
      <text:p text:style-name="P44"><text:span text:style-name="T95">Connaissances et intérêt pour l’environnement, la gestion des déchets </text:span><text:span text:style-name="T41">et les démarches qualité</text:span><text:span text:style-name="T42">. </text:span></text:p>
      <text:p text:style-name="P43"><text:span text:style-name="T40">Intérêt pour le service public. </text:span></text:p>
      <text:p text:style-name="P28"/>
      <text:p text:style-name="P30"><text:span text:style-name="T30">Vous faites preuve de rigueur, d’autonomie, </text:span><text:span text:style-name="T11">d’</text:span><text:span text:style-name="T39">esprit de synthèse et de reformulation</text:span><text:span text:style-name="T30"> et d’organisation dans votre travail </text:span><text:span text:style-name="T32">et savez</text:span><text:span text:style-name="T30"> rendre compte, <text:s/></text:span><text:span text:style-name="T35">v</text:span><text:span text:style-name="T39">ous connaissez les base de la gestion de projet.</text:span></text:p>
      <text:p text:style-name="P49"><text:span text:style-name="T43">D</text:span><text:span text:style-name="T44">o</text:span><text:span text:style-name="T43">té</text:span><text:span text:style-name="T45">(e)</text:span><text:span text:style-name="T43"> de qualités relationnelles, </text:span><text:span text:style-name="T44">v</text:span><text:span text:style-name="T43">ous êtes </text:span><text:span text:style-name="T44">aussi </text:span><text:span text:style-name="T43">reconnu</text:span><text:span text:style-name="T46">(</text:span><text:span text:style-name="T43">e</text:span><text:span text:style-name="T46">)</text:span><text:span text:style-name="T43"> pour vos qualités de pédagogue </text:span><text:span text:style-name="T47">et d'écout</text:span><text:span text:style-name="T48">e,</text:span><text:span text:style-name="T44"> </text:span><text:span text:style-name="T48">nécessaire</text:span><text:span text:style-name="T45">s</text:span><text:span text:style-name="T48"> à la collecte des informations </text:span><text:span text:style-name="T45">et à l'animation des temps d'échanges au plus proche d</text:span><text:span text:style-name="T49">es acteurs de la Direction des Déchets</text:span><text:span text:style-name="T48">.</text:span></text:p>
      <text:p text:style-name="P49"><text:span text:style-name="T49"/></text:p>
      <text:p text:style-name="P60"><text:change-start text:change-id="ct316733856"/>Durée et Lieu d’accueil </text:p>
      <text:p text:style-name="P60"><text:span text:style-name="T1"><text:s/></text:span><text:span text:style-name="T84">• <text:s/></text:span><text:span text:style-name="T85">Durée et période : 5 à </text:span><text:span text:style-name="T86">7</text:span><text:span text:style-name="T85"> mois - printemps-été 2017 </text:span></text:p>
      <text:p text:style-name="P62">• <text:s/>Lieu d'accueil : immeuble Valmy - <text:span text:style-name="T1">5</text:span>ème étage - 11 avenue Carnot à Nantes </text:p>
      <text:p text:style-name="P61"><text:span text:style-name="T1"><text:s/></text:span></text:p>
      <text:p text:style-name="P60"><text:span text:style-name="T1">Gratification </text:span></text:p>
      <text:p text:style-name="P62"><text:s/>• <text:s/>Stage rémunéré </text:p>
      <text:p text:style-name="P62"/>
      <text:p text:style-name="P60"><text:span text:style-name="T1"><text:s/></text:span><text:change-end text:change-id="ct316733856"/>Candidature</text:p>
      <text:p text:style-name="P71"><text:change-start text:change-id="ct251945376"/><text:span text:style-name="T98">Merci d’adresser CV et lettre de motivation, avant le 28 février 2017</text:span></text:p>
      <text:p text:style-name="P87"><text:span text:style-name="T98"><text:s text:c="3"/>Madame la Présidente </text:span></text:p>
      <text:p text:style-name="P88"><text:span text:style-name="T98"><text:s text:c="2"/>Nantes Métropole </text:span></text:p>
      <text:p text:style-name="P88"><text:span text:style-name="T98"><text:s text:c="2"/>DEDC – Unité Stages </text:span></text:p>
      <text:p text:style-name="P88"><text:span text:style-name="T98"><text:s text:c="2"/>44923 Nantes cedex 9 </text:span></text:p>
      <text:p text:style-name="P71"><text:span text:style-name="T98"><text:s/></text:span></text:p>
      <text:p text:style-name="P71"><text:span text:style-name="T98"><text:s/>Et en copie par email à: </text:span><text:a xlink:type="simple" xlink:href="mailto:recrutement-%5Epermanent-3@nantesmetropole.fr" text:style-name="Internet_20_link" text:visited-style-name="Visited_20_Internet_20_Link"><text:span text:style-name="T100">heloise.even</text:span></text:a><text:a xlink:type="simple" xlink:href="mailto:recrutement-%5Epermanent-3@nantesmetropole.fr" text:style-name="Internet_20_link" text:visited-style-name="Visited_20_Internet_20_Link"><text:span text:style-name="T100">@nantesmetropole.fr</text:span></text:a></text:p>
      <text:p text:style-name="P71"><text:change-end text:change-id="ct251945376"/>Pour tous renseignements complémentaires sur le poste, vous pouvez contacter : <text:span text:style-name="T78">Héloïse EVEN</text:span>, responsable s<text:span text:style-name="T78">ervice stratégie développement qualité au sein de la direction déchets</text:span> au 02.40.<text:span text:style-name="T78">99.92.75</text:span></text:p>
      <text:p text:style-name="P19"><text:change text:change-id="ct3093077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TheSans 3-Light" svg:font-family="'TheSans 3-Light', 'Courier New'" style:font-pitch="variable"/>
    <style:font-face style:name="Arial-BoldMT" svg:font-family="Arial-BoldMT"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line-height="0.476cm">
        <style:tab-stops>
          <style:tab-stop style:position="7.502cm"/>
        </style:tab-stops>
      </style:paragraph-properties>
      <style:text-properties style:font-name="TheSans 3-Light" fo:font-family="'TheSans 3-Light', 'Courier New'" style:font-pitch="variable" fo:font-size="11pt" style:font-size-asian="11pt" style:font-name-complex="TheSans 3-Light" style:font-family-complex="'TheSans 3-Light', 'Courier New'" style:font-pitch-complex="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Retrait_20_corps_20_de_20_texte_20_2" style:display-name="Retrait corps de texte 2" style:family="paragraph" style:parent-style-name="Standard">
      <style:paragraph-properties fo:margin-left="1.501cm" fo:margin-right="0cm" fo:text-align="justify" style:justify-single-word="false" fo:text-indent="0cm" style:auto-text-indent="false"/>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Explorateur_20_de_20_document" style:display-name="Explorateur de document"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unCorps" style:family="paragraph" style:parent-style-name="Standard">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ltre" style:family="paragraph" style:parent-style-name="Standard">
      <style:paragraph-properties fo:margin-top="0.494cm" fo:margin-bottom="0.494cm" loext:contextual-spacing="fals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parent-style-name="Police_20_par_20_défaut">
      <style:text-properties fo:font-weight="bold" style:font-weight-asian="bold" style:font-weight-complex="bold"/>
    </style:style>
    <style:style style:name="info" style:family="text" style:parent-style-name="Police_20_par_20_défaut"/>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1"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1"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1"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3" style:family="table">
      <style:table-properties style:width="18.443cm" fo:margin-left="-2.191cm" table:align="left" style:writing-mode="lr-tb"/>
    </style:style>
    <style:style style:name="Tableau3.A" style:family="table-column">
      <style:table-column-properties style:column-width="8.223cm"/>
    </style:style>
    <style:style style:name="Tableau3.B" style:family="table-column">
      <style:table-column-properties style:column-width="10.22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none" style:writing-mode="lr-tb"/>
    </style:style>
    <style:style style:name="MP1" style:family="paragraph" style:parent-style-name="Header">
      <style:text-properties style:font-name="Tahoma" fo:font-size="10pt" style:font-size-asian="10pt" style:font-name-complex="Tahoma"/>
    </style:style>
    <style:style style:name="MP2" style:family="paragraph" style:parent-style-name="Header">
      <style:paragraph-properties fo:text-align="end" style:justify-single-word="false" style:snap-to-layout-grid="false"/>
      <style:text-properties style:font-name="Arial" fo:font-size="9pt" style:font-size-asian="9pt" style:font-name-complex="Arial" style:font-size-complex="9pt"/>
    </style:style>
    <style:style style:name="MP3" style:family="paragraph" style:parent-style-name="Header">
      <style:paragraph-properties fo:text-align="end" style:justify-single-word="false"/>
      <style:text-properties style:font-name="Arial" fo:font-size="9pt" style:font-size-asian="9pt" style:font-name-complex="Arial" style:font-size-complex="9pt"/>
    </style:style>
    <style:style style:name="MP4" style:family="paragraph" style:parent-style-name="Header">
      <style:paragraph-properties fo:margin-left="-2cm" fo:margin-right="0cm" fo:text-indent="0cm" style:auto-text-indent="false"/>
      <style:text-properties style:font-name="Tahoma" fo:font-size="10pt" style:font-size-asian="10pt" style:font-name-complex="Tahom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3cm" fo:margin-left="2.801cm" fo:margin-right="1.199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2.801cm" fo:margin-left="0cm" fo:margin-right="0cm" fo:margin-bottom="2.701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able:table table:name="Tableau3" table:style-name="Tableau3">
          <table:table-column table:style-name="Tableau3.A"/>
          <table:table-column table:style-name="Tableau3.B"/>
          <table:table-row table:style-name="Tableau3.1">
            <table:table-cell table:style-name="Tableau3.A1" office:value-type="string">
              <text:p text:style-name="MP1"><draw:frame draw:style-name="Mfr1" draw:name="Image1" text:anchor-type="as-char" svg:width="6.495cm" svg:height="2.759cm" draw:z-index="0"><draw:image xlink:href="Pictures/10000201000001EC000000D1E9888AE09A828318.png" xlink:type="simple" xlink:show="embed" xlink:actuate="onLoad"/></draw:frame></text:p>
            </table:table-cell>
            <table:table-cell table:style-name="Tableau3.A1" office:value-type="string">
              <text:p text:style-name="MP2"/>
              <text:p text:style-name="MP3"/>
              <text:p text:style-name="MP3"/>
              <text:p text:style-name="MP3"/>
              <text:p text:style-name="MP3"/>
              <text:p text:style-name="MP3">www.nantesmetropole.fr</text:p>
            </table:table-cell>
          </table:table-row>
        </table:table>
        <text:p text:style-name="MP4"/>
      </style:header-first>
      <style:header-left>
        <text:p text:style-name="Header_20_left"/>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dc:subject>
    <meta:initial-creator>AACOM011</meta:initial-creator>
    <meta:creation-date>2015-03-02T11:46:00</meta:creation-date>
    <dc:creator>Héloïse EVEN</dc:creator>
    <dc:date>2017-01-26T16:37:31.142000000</dc:date>
    <meta:print-date>2017-01-26T16:14:47.613000000</meta:print-date>
    <meta:editing-cycles>148</meta:editing-cycles>
    <meta:editing-duration>PT10H38M54S</meta:editing-duration>
    <meta:generator>LibreOffice/5.2.3.3$Windows_X86_64 LibreOffice_project/d54a8868f08a7b39642414cf2c8ef2f228f780cf</meta:generator>
    <meta:printed-by>Héloïse EVEN</meta:printed-by>
    <meta:document-statistic meta:table-count="2" meta:image-count="1" meta:object-count="0" meta:page-count="2" meta:paragraph-count="64" meta:word-count="918" meta:character-count="6088" meta:non-whitespace-character-count="5212"/>
  </office:meta>
</office:document-meta>
</file>